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4" svg:font-family="FreeSerif"/>
    <style:font-face style:name="IPA モナー 明朝2" svg:font-family="'IPA モナー 明朝'"/>
    <style:font-face style:name="IPA明朝2" svg:font-family="IPA明朝"/>
    <style:font-face style:name="F" svg:font-family="" style:font-family-generic="roman"/>
    <style:font-face style:name="Arial1" svg:font-family="Arial" style:font-family-generic="roman"/>
    <style:font-face style:name="FreeSerif1" svg:font-family="FreeSerif" style:font-family-generic="roman"/>
    <style:font-face style:name="IPA モナー Pゴシック1" svg:font-family="'IPA モナー Pゴシック'" style:font-family-generic="roman"/>
    <style:font-face style:name="Liberation Serif1" svg:font-family="'Liberation Serif', 'Times New Roman'" style:font-family-generic="roman"/>
    <style:font-face style:name="OpenSymbol1" svg:font-family="OpenSymbol, 'Arial Unicode MS'" style:font-family-generic="roman"/>
    <style:font-face style:name="Tahoma1" svg:font-family="Tahoma" style:font-family-generic="roman"/>
    <style:font-face style:name="Times New Roman1" svg:font-family="'Times New Roman'" style:font-family-generic="roman"/>
    <style:font-face style:name="Arial Unicode MS2" svg:font-family="'Arial Unicode MS'" style:font-family-generic="swiss"/>
    <style:font-face style:name="FreeSans2" svg:font-family="FreeSans" style:font-family-generic="swiss"/>
    <style:font-face style:name="Liberation Sans3" svg:font-family="'Liberation Sans', Arial" style:font-family-generic="swiss"/>
    <style:font-face style:name="ＭＳ ゴシック4" svg:font-family="'ＭＳ ゴシック'" style:font-family-generic="swiss"/>
    <style:font-face style:name="IPA P明朝2" svg:font-family="'IPA P明朝'" style:font-pitch="fixed"/>
    <style:font-face style:name="IPA Pゴシック2" svg:font-family="'IPA Pゴシック'" style:font-family-generic="swiss" style:font-pitch="fixed"/>
    <style:font-face style:name="Arial" svg:font-family="Arial" style:font-pitch="variable"/>
    <style:font-face style:name="Arial Unicode MS3" svg:font-family="'Arial Unicode MS'" style:font-pitch="variable"/>
    <style:font-face style:name="FreeSans4" svg:font-family="FreeSans" style:font-pitch="variable"/>
    <style:font-face style:name="FreeSerif3" svg:font-family="FreeSerif" style:font-pitch="variable"/>
    <style:font-face style:name="IPA P明朝1" svg:font-family="'IPA P明朝'" style:font-pitch="variable"/>
    <style:font-face style:name="IPA モナー Pゴシック3" svg:font-family="'IPA モナー Pゴシック'" style:font-pitch="variable"/>
    <style:font-face style:name="IPA モナー 明朝1" svg:font-family="'IPA モナー 明朝'" style:font-pitch="variable"/>
    <style:font-face style:name="IPA明朝1" svg:font-family="IPA明朝" style:font-pitch="variable"/>
    <style:font-face style:name="Liberation Sans6" svg:font-family="'Liberation Sans', Arial" style:font-pitch="variable"/>
    <style:font-face style:name="M+ 1p" svg:font-family="'M+ 1p'" style:font-pitch="variable"/>
    <style:font-face style:name="M+ 1p bold2" svg:font-family="'M+ 1p bold'" style:font-adornments="太字" style:font-pitch="variable"/>
    <style:font-face style:name="M+ 1p medium3" svg:font-family="'M+ 1p medium'" style:font-pitch="variable"/>
    <style:font-face style:name="M+ 1p medium2" svg:font-family="'M+ 1p medium'" style:font-adornments="medium" style:font-pitch="variable"/>
    <style:font-face style:name="M+ 1p medium1" svg:font-family="'M+ 1p medium'" style:font-adornments="標準" style:font-pitch="variable"/>
    <style:font-face style:name="M+ 1p regular" svg:font-family="'M+ 1p regular'" style:font-pitch="variable"/>
    <style:font-face style:name="M+ 1p regular3" svg:font-family="'M+ 1p regular'" style:font-adornments="標準" style:font-pitch="variable"/>
    <style:font-face style:name="MS1" svg:font-family="MS" style:font-pitch="variable"/>
    <style:font-face style:name="Microsoft YaHei1" svg:font-family="'Microsoft YaHei'" style:font-pitch="variable"/>
    <style:font-face style:name="Noto Sans CJK JP" svg:font-family="'Noto Sans CJK JP'" style:font-pitch="variable"/>
    <style:font-face style:name="OpenSymbol3" svg:font-family="OpenSymbol, 'Arial Unicode MS'" style:font-pitch="variable"/>
    <style:font-face style:name="Tahoma3" svg:font-family="Tahoma" style:font-pitch="variable"/>
    <style:font-face style:name="Times New Roman3" svg:font-family="'Times New Roman'" style:font-pitch="variable"/>
    <style:font-face style:name="ＭＳ ゴシック1" svg:font-family="'ＭＳ ゴシック'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Century" svg:font-family="Century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IPA モナー Pゴシック" svg:font-family="'IPA モナー Pゴシック'" style:font-family-generic="roman" style:font-pitch="variable"/>
    <style:font-face style:name="Liberation Sans4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M+ 1p bold" svg:font-family="'M+ 1p bold'" style:font-family-generic="roman" style:font-pitch="variable"/>
    <style:font-face style:name="M+ 1p bold1" svg:font-family="'M+ 1p bold'" style:font-adornments="太字" style:font-family-generic="roman" style:font-pitch="variable"/>
    <style:font-face style:name="M+ 1p medium5" svg:font-family="'M+ 1p medium'" style:font-family-generic="roman" style:font-pitch="variable"/>
    <style:font-face style:name="M+ 1p medium4" svg:font-family="'M+ 1p medium'" style:font-adornments="medium" style:font-family-generic="roman" style:font-pitch="variable"/>
    <style:font-face style:name="M+ 1p medium" svg:font-family="'M+ 1p medium'" style:font-adornments="標準" style:font-family-generic="roman" style:font-pitch="variable"/>
    <style:font-face style:name="M+ 1p regular1" svg:font-family="'M+ 1p regular'" style:font-family-generic="roman" style:font-pitch="variable"/>
    <style:font-face style:name="M+ 1p regular2" svg:font-family="'M+ 1p regular'" style:font-adornments="標準" style:font-family-generic="roman" style:font-pitch="variable"/>
    <style:font-face style:name="MS" svg:font-family="MS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roman" style:font-pitch="variable"/>
    <style:font-face style:name="ＭＳ Ｐ明朝" svg:font-family="'ＭＳ Ｐ明朝'" style:font-family-generic="roman" style:font-pitch="variable"/>
    <style:font-face style:name="Arial Unicode MS1" svg:font-family="'Arial Unicode MS'" style:font-family-generic="swiss" style:font-pitch="variable"/>
    <style:font-face style:name="FreeSans1" svg:font-family="FreeSans" style:font-family-generic="swiss" style:font-pitch="variable"/>
    <style:font-face style:name="IPA Pゴシック1" svg:font-family="'IPA Pゴシック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ＭＳ ゴシック3" svg:font-family="'ＭＳ ゴシック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3" svg:font-family="FreeSans" style:font-family-generic="system" style:font-pitch="variable"/>
    <style:font-face style:name="FreeSerif2" svg:font-family="FreeSerif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 モナー Pゴシック2" svg:font-family="'IPA モナー Pゴシック'" style:font-family-generic="system" style:font-pitch="variable"/>
    <style:font-face style:name="IPA モナー 明朝" svg:font-family="'IPA モナー 明朝'" style:font-family-generic="system" style:font-pitch="variable"/>
    <style:font-face style:name="IPA明朝" svg:font-family="IPA明朝" style:font-family-generic="system" style:font-pitch="variable"/>
    <style:font-face style:name="Liberation Sans5" svg:font-family="'Liberation Sans', Arial" style:font-family-generic="system" style:font-pitch="variable"/>
    <style:font-face style:name="Liberation Serif2" svg:font-family="'Liberation Serif', 'Times New Roman'" style:font-family-generic="system" style:font-pitch="variable"/>
    <style:font-face style:name="M+ 1p bold3" svg:font-family="'M+ 1p bold'" style:font-family-generic="system" style:font-pitch="variable"/>
    <style:font-face style:name="M+ 1p bold4" svg:font-family="'M+ 1p bold'" style:font-adornments="太字" style:font-family-generic="system" style:font-pitch="variable"/>
    <style:font-face style:name="M+ 1p medium6" svg:font-family="'M+ 1p medium'" style:font-family-generic="system" style:font-pitch="variable"/>
    <style:font-face style:name="M+ 1p medium7" svg:font-family="'M+ 1p medium'" style:font-adornments="medium" style:font-family-generic="system" style:font-pitch="variable"/>
    <style:font-face style:name="M+ 1p regular4" svg:font-family="'M+ 1p regular'" style:font-family-generic="system" style:font-pitch="variable"/>
    <style:font-face style:name="M+ 1p regular5" svg:font-family="'M+ 1p regular'" style:font-adornments="標準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JP1" svg:font-family="'Noto Sans CJK JP'" style:font-family-generic="system" style:font-pitch="variable"/>
    <style:font-face style:name="OpenSymbol2" svg:font-family="Open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ＭＳ ゴシック2" svg:font-family="'ＭＳ ゴシック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5.137cm" fo:min-width="10.541cm" fo:wrap-option="wrap"/>
      <style:paragraph-properties style:writing-mode="lr-tb"/>
    </style:style>
    <style:style style:name="gr3" style:family="graphic" style:parent-style-name="_2605_背景薄青">
      <style:graphic-properties fo:min-height="7.662cm" fo:min-width="12.3cm"/>
    </style:style>
    <style:style style:name="gr4" style:family="graphic" style:parent-style-name="_2605_背景薄緑">
      <style:graphic-properties fo:min-height="9.95cm" fo:min-width="12.9cm"/>
    </style:style>
    <style:style style:name="gr5" style:family="graphic" style:parent-style-name="_2605_背景薄黄">
      <style:graphic-properties draw:textarea-horizontal-align="justify" draw:textarea-vertical-align="middle" draw:auto-grow-height="false" fo:min-height="6.436cm" fo:min-width="12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21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7.774cm"/>
      <style:paragraph-properties style:writing-mode="lr-tb"/>
    </style:style>
    <style:style style:name="gr8" style:family="graphic" style:parent-style-name="_2605_18薄青グラデ地">
      <style:graphic-properties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9.239cm"/>
      <style:paragraph-properties style:writing-mode="lr-tb"/>
    </style:style>
    <style:style style:name="gr10" style:family="graphic" style:parent-style-name="_2605_12テキストのみ小さめ">
      <style:graphic-properties fo:min-height="1.279cm" fo:min-width="10.767cm"/>
      <style:paragraph-properties style:writing-mode="lr-tb"/>
    </style:style>
    <style:style style:name="gr11" style:family="graphic" style:parent-style-name="_2605_18薄黄グラデ地">
      <style:graphic-properties fo:min-height="0.886cm" fo:min-width="5.082cm"/>
      <style:paragraph-properties style:writing-mode="lr-tb"/>
    </style:style>
    <style:style style:name="gr12" style:family="graphic" style:parent-style-name="_2605_20タイトル黄">
      <style:graphic-properties fo:min-height="0.987cm" fo:min-width="12.727cm"/>
      <style:paragraph-properties style:writing-mode="lr-tb"/>
    </style:style>
    <style:style style:name="gr13" style:family="graphic" style:parent-style-name="_2605_20タイトル青">
      <style:graphic-properties fo:min-height="0.987cm" fo:min-width="7.072cm"/>
      <style:paragraph-properties style:writing-mode="lr-tb"/>
    </style:style>
    <style:style style:name="gr14" style:family="graphic" style:parent-style-name="_2605_18薄緑グラデ地">
      <style:graphic-properties fo:min-height="0cm" fo:min-width="0cm"/>
      <style:paragraph-properties style:writing-mode="lr-tb"/>
    </style:style>
    <style:style style:name="gr15" style:family="graphic" style:parent-style-name="_2605_12テキストのみ小さめ">
      <style:graphic-properties fo:min-height="1.918cm" fo:min-width="11.889cm"/>
      <style:paragraph-properties style:writing-mode="lr-tb"/>
    </style:style>
    <style:style style:name="gr16" style:family="graphic" style:parent-style-name="_2605_20タイトル緑">
      <style:graphic-properties fo:min-height="0cm" fo:min-width="0cm"/>
      <style:paragraph-properties style:writing-mode="lr-tb"/>
    </style:style>
    <style:style style:name="gr17" style:family="graphic" style:parent-style-name="_2605_12テキストのみ小さめ">
      <style:graphic-properties fo:min-height="0.64cm" fo:min-width="11.432cm"/>
      <style:paragraph-properties style:writing-mode="lr-tb"/>
    </style:style>
    <style:style style:name="gr18" style:family="graphic" style:parent-style-name="_2605_12テキストのみ小さめ">
      <style:graphic-properties draw:auto-grow-width="false" fo:min-height="1.279cm"/>
      <style:paragraph-properties style:writing-mode="lr-tb"/>
    </style:style>
    <style:style style:name="gr19" style:family="graphic" style:parent-style-name="_2605_18薄緑グラデ地">
      <style:graphic-properties fo:min-height="0.886cm" fo:min-width="7.622cm"/>
      <style:paragraph-properties style:writing-mode="lr-tb"/>
    </style:style>
    <style:style style:name="gr20" style:family="graphic" style:parent-style-name="_2605_背景薄黄">
      <style:graphic-properties draw:stroke="none" svg:stroke-color="#000000" draw:fill="none" draw:fill-color="#ffffff" draw:textarea-horizontal-align="left" draw:auto-grow-height="true" draw:auto-grow-width="true" fo:min-height="0.987cm" fo:min-width="6.058cm"/>
      <style:paragraph-properties style:writing-mode="lr-tb"/>
    </style:style>
    <style:style style:name="gr21" style:family="graphic" style:parent-style-name="_2605_20タイトル黒">
      <style:graphic-properties fo:min-height="0cm" fo:min-width="0cm"/>
      <style:paragraph-properties style:writing-mode="lr-tb"/>
    </style:style>
    <style:style style:name="gr22" style:family="graphic" style:parent-style-name="_2605_背景薄赤">
      <style:graphic-properties fo:min-height="7.75cm" fo:min-width="12.5cm"/>
    </style:style>
    <style:style style:name="gr23" style:family="graphic" style:parent-style-name="_2605_20タイトル赤">
      <style:graphic-properties fo:min-height="0cm" fo:min-width="0cm"/>
      <style:paragraph-properties style:writing-mode="lr-tb"/>
    </style:style>
    <style:style style:name="gr24" style:family="graphic" style:parent-style-name="_2605_18白字緑地">
      <style:graphic-properties fo:min-height="0.789cm" fo:min-width="2.891cm"/>
      <style:paragraph-properties style:writing-mode="lr-tb"/>
    </style:style>
    <style:style style:name="gr25" style:family="graphic" style:parent-style-name="_2605_10青字半透明">
      <style:graphic-properties fo:min-height="0.598cm" fo:min-width="3.024cm"/>
      <style:paragraph-properties style:writing-mode="lr-tb"/>
    </style:style>
    <style:style style:name="gr26" style:family="graphic" style:parent-style-name="_2605_10緑地半透明">
      <style:graphic-properties fo:min-height="0.256cm" fo:min-width="1.441cm"/>
      <style:paragraph-properties style:writing-mode="lr-tb"/>
    </style:style>
    <style:style style:name="gr27" style:family="graphic" style:parent-style-name="_2605_12赤地">
      <style:graphic-properties fo:min-height="0.651cm" fo:min-width="1.78cm"/>
      <style:paragraph-properties style:writing-mode="lr-tb"/>
    </style:style>
    <style:style style:name="gr28" style:family="graphic" style:parent-style-name="_2605_吹き出し12白文字緑地">
      <style:graphic-properties fo:min-height="0.745cm" fo:min-width="1.629cm"/>
      <style:paragraph-properties style:writing-mode="lr-tb"/>
    </style:style>
    <style:style style:name="gr29" style:family="graphic" style:parent-style-name="_2605_8緑地半透明">
      <style:paragraph-properties style:writing-mode="lr-tb"/>
    </style:style>
    <style:style style:name="gr30" style:family="graphic" style:parent-style-name="_2605_12青枠">
      <style:graphic-properties fo:min-height="0.59cm" fo:min-width="1.221cm"/>
      <style:paragraph-properties style:writing-mode="lr-tb"/>
    </style:style>
    <style:style style:name="gr31" style:family="graphic" style:parent-style-name="_2605_赤枠">
      <style:graphic-properties fo:min-height="0.684cm" fo:min-width="1.305cm"/>
      <style:paragraph-properties style:writing-mode="lr-tb"/>
    </style:style>
    <style:style style:name="gr32" style:family="graphic" style:parent-style-name="_2605_18青グラデ地">
      <style:graphic-properties fo:min-height="1.046cm" fo:min-width="5.088cm"/>
      <style:paragraph-properties style:writing-mode="lr-tb"/>
    </style:style>
    <style:style style:name="gr33" style:family="graphic" style:parent-style-name="_2605_20テキスト黒">
      <style:paragraph-properties style:writing-mode="lr-tb"/>
    </style:style>
    <style:style style:name="pr1" style:family="presentation" style:parent-style-name="じゅんスライドテンプレート-title">
      <style:graphic-properties draw:auto-grow-height="true" fo:min-height="2.583cm"/>
      <style:paragraph-properties style:writing-mode="lr-tb"/>
    </style:style>
    <style:style style:name="pr2" style:family="presentation" style:parent-style-name="じゅんスライドテンプレート-outline1">
      <style:graphic-properties fo:min-height="14.13cm"/>
      <style:paragraph-properties style:writing-mode="lr-tb"/>
    </style:style>
    <style:style style:name="pr3" style:family="presentation" style:parent-style-name="じゅんスライドテンプレート-notes">
      <style:graphic-properties draw:fill-color="#ffffff" fo:min-height="13.364cm"/>
      <style:paragraph-properties style:writing-mode="lr-tb"/>
    </style:style>
    <style:style style:name="pr4" style:family="presentation" style:parent-style-name="じゅんスライドテンプレート-title">
      <style:graphic-properties fo:min-height="2.583cm"/>
      <style:paragraph-properties style:writing-mode="lr-tb"/>
    </style:style>
    <style:style style:name="pr5" style:family="presentation" style:parent-style-name="じゅんスライドテンプレート-title">
      <style:graphic-properties draw:auto-grow-height="true" fo:min-height="3.507cm"/>
      <style:paragraph-properties style:writing-mode="lr-tb"/>
    </style:style>
    <style:style style:name="P1" style:family="paragraph">
      <style:text-properties style:font-name="M+ 1p" fo:font-size="22pt" style:font-name-asian="M+ 1p" style:font-size-asian="22pt" style:font-size-complex="22pt"/>
    </style:style>
    <style:style style:name="P2" style:family="paragraph">
      <loext:graphic-properties draw:fill-color="#ffffff"/>
      <style:text-properties style:font-size-asian="28.1000003814697pt"/>
    </style:style>
    <style:style style:name="P3" style:family="paragraph">
      <style:paragraph-properties fo:margin-left="0cm" fo:margin-right="0cm" fo:margin-top="0cm" fo:margin-bottom="0cm" fo:text-indent="0cm"/>
    </style:style>
    <style:style style:name="P4" style:family="paragraph">
      <style:paragraph-properties fo:text-align="start"/>
      <style:text-properties style:font-name="M+ 1p" fo:font-size="13pt" style:font-name-asian="M+ 1p" style:font-size-asian="13pt" style:font-size-complex="13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M+ 1p regular" fo:font-size="13pt" style:font-name-asian="M+ 1p regular" style:font-size-asian="13pt" style:font-size-complex="13pt"/>
    </style:style>
    <style:style style:name="P8" style:family="paragraph">
      <style:text-properties style:font-size-asian="13pt"/>
    </style:style>
    <style:style style:name="P9" style:family="paragraph">
      <style:text-properties fo:font-size="13pt"/>
    </style:style>
    <style:style style:name="P10" style:family="paragraph">
      <style:text-properties style:font-size-asian="18pt"/>
    </style:style>
    <style:style style:name="P11" style:family="paragraph">
      <style:text-properties style:font-size-asian="20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text-properties fo:color="#ffffff" loext:opacity="100%" style:font-name="M+ 1p regular" fo:font-size="20pt" style:font-name-asian="M+ 1p regular"/>
    </style:style>
    <style:style style:name="P14" style:family="paragraph">
      <style:text-properties style:font-size-asian="19.7000007629395pt"/>
    </style:style>
    <style:style style:name="P15" style:family="paragraph">
      <style:text-properties style:font-size-asian="7.09999990463257pt"/>
    </style:style>
    <style:style style:name="P16" style:family="paragraph">
      <loext:graphic-properties draw:fill-color="#ffffff"/>
      <style:text-properties style:font-size-asian="20pt"/>
    </style:style>
    <style:style style:name="T1" style:family="text">
      <style:text-properties style:font-name="M+ 1p" fo:font-size="22pt" style:font-name-asian="M+ 1p" style:font-size-asian="22pt" style:font-size-complex="22pt"/>
    </style:style>
    <style:style style:name="T2" style:family="text">
      <style:text-properties fo:color="#c9211e" loext:opacity="100%"/>
    </style:style>
    <style:style style:name="T3" style:family="text">
      <style:text-properties style:use-window-font-color="true" loext:opacity="0%"/>
    </style:style>
    <style:style style:name="T4" style:family="text">
      <style:text-properties style:font-name="M+ 1p" fo:font-size="13pt" style:font-name-asian="M+ 1p" style:font-size-asian="13pt" style:font-size-complex="13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M+ 1p regular" fo:font-size="13pt" style:font-name-asian="M+ 1p regular" style:font-size-asian="13pt" style:font-size-complex="13pt"/>
    </style:style>
    <style:style style:name="T7" style:family="text">
      <style:text-properties style:font-size-asian="13pt"/>
    </style:style>
    <style:style style:name="T8" style:family="text">
      <style:text-properties fo:font-size="13pt"/>
    </style:style>
    <style:style style:name="T9" style:family="text">
      <style:text-properties style:font-size-asian="18pt"/>
    </style:style>
    <style:style style:name="T10" style:family="text">
      <style:text-properties style:font-size-asian="20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ffffff" loext:opacity="100%" style:font-name="M+ 1p regular" fo:font-size="20pt" style:font-name-asian="M+ 1p regular"/>
    </style:style>
    <style:style style:name="T13" style:family="text">
      <style:text-properties fo:color="#ffffff" loext:opacity="100%" style:font-name="M+ 1p regular" fo:font-size="18pt" style:font-name-asian="M+ 1p regular" style:font-size-asian="18pt" style:font-size-complex="18pt"/>
    </style:style>
    <style:style style:name="T14" style:family="text">
      <style:text-properties style:font-size-asian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じゅんスライドテンプレート" presentation:presentation-page-layout-name="AL1T1">
        <office:forms form:automatic-focus="false" form:apply-design-mode="false"/>
        <draw:frame presentation:style-name="pr1" draw:layer="layout" svg:width="26.199cm" svg:height="2.753cm" svg:x="1.001cm" svg:y="0.104cm" presentation:class="title" presentation:user-transformed="true">
          <draw:text-box>
            <text:p>メカニカルファスニング技術小委員会<text:line-break/>構造WG</text:p>
          </draw:text-box>
        </draw:frame>
        <draw:frame presentation:style-name="pr2" draw:text-style-name="P1" draw:layer="layout" svg:width="24cm" svg:height="14.38cm" svg:x="2cm" svg:y="3.8cm" presentation:class="outline" presentation:user-transformed="true">
          <draw:text-box>
            <text:list text:style-name="L2">
              <text:list-item>
                <text:p text:style-name="P1"><text:span text:style-name="T1">議事次第確認</text:span></text:p>
                <text:list>
                  <text:list-item>
                    <text:p><text:span text:style-name="T1">委員紹介</text:span></text:p>
                    <text:list>
                      <text:list-item>
                        <text:p><text:span text:style-name="T1">メンバー自己紹介。</text:span></text:p>
                      </text:list-item>
                      <text:list-item>
                        <text:p><text:span text:style-name="T1">議事録担当</text:span></text:p>
                      </text:list-item>
                    </text:list>
                  </text:list-item>
                  <text:list-item>
                    <text:p><text:span text:style-name="T1">親委員会議事録確認</text:span></text:p>
                    <text:list>
                      <text:list-item>
                        <text:p><text:span text:style-name="T1">技術小委員会の構成、目標</text:span></text:p>
                      </text:list-item>
                      <text:list-item>
                        <text:p><text:span text:style-name="T1">本</text:span><text:span text:style-name="T1">WG</text:span><text:span text:style-name="T1">の目標</text:span></text:p>
                      </text:list-item>
                      <text:list-item>
                        <text:p><text:span text:style-name="T1">周辺状況</text:span></text:p>
                      </text:list-item>
                    </text:list>
                  </text:list-item>
                  <text:list-item>
                    <text:p><text:span text:style-name="T1">テクニカルレポートへのご意見</text:span></text:p>
                    <text:list>
                      <text:list-item>
                        <text:p><text:span text:style-name="T1">一言づつ感想をいただければ。</text:span></text:p>
                      </text:list-item>
                      <text:list-item>
                        <text:p><text:span text:style-name="T1">継続委員からは、担当箇所への意見や実現の見込みなど</text:span></text:p>
                      </text:list-item>
                      <text:list-item>
                        <text:p><text:span text:style-name="T1">新規委員からは、全体でも特定の構法でも、感想や実現性、期待、業務との関係など。</text:span></text:p>
                      </text:list-item>
                    </text:list>
                  </text:list-item>
                  <text:list-item>
                    <text:p><text:span text:style-name="T1">今後の予定</text:span></text:p>
                    <text:list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じゅんスライドテンプレート" presentation:presentation-page-layout-name="AL1T1">
        <office:forms form:automatic-focus="false" form:apply-design-mode="false"/>
        <draw:frame presentation:style-name="pr4" draw:layer="layout" svg:width="26.199cm" svg:height="2.583cm" svg:x="1.001cm" svg:y="0.189cm" presentation:class="title">
          <draw:text-box>
            <text:p>テクニカルレポートと今後の活動について</text:p>
          </draw:text-box>
        </draw:frame>
        <draw:frame presentation:style-name="pr2" draw:layer="layout" svg:width="24cm" svg:height="14.38cm" svg:x="2cm" svg:y="3.8cm" presentation:class="outline">
          <draw:text-box>
            <text:list text:style-name="L2">
              <text:list-item>
                <text:p text:style-name="P3">特に３章「新しい提案」では多くの提案がでてきた。今年度はもう少し掘り下げて、簡単な建物レベルの設計例を示すことで、さらにメリット・デメリット、課題等をあきらかにしていくのはどうか。</text:p>
              </text:list-item>
              <text:list-item>
                <text:p text:style-name="P3">４章「整理と課題」に示された課題等をより具体的、身近な事例として呈示したい。根拠を示したい。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じゅんスライドテンプレート" presentation:presentation-page-layout-name="AL1T1">
        <office:forms form:automatic-focus="false" form:apply-design-mode="false"/>
        <draw:frame presentation:style-name="pr4" draw:layer="layout" svg:width="26.199cm" svg:height="2.583cm" svg:x="1.001cm" svg:y="0.189cm" presentation:class="title">
          <draw:text-box>
            <text:p>いやまメモ</text:p>
          </draw:text-box>
        </draw:frame>
        <draw:frame presentation:style-name="pr2" draw:layer="layout" svg:width="25.283cm" svg:height="17.766cm" svg:x="0.882cm" svg:y="3.234cm" presentation:class="outline" presentation:user-transformed="true">
          <draw:text-box>
            <text:list text:style-name="L2">
              <text:list-item>
                <text:p>加藤さん</text:p>
                <text:list>
                  <text:list-item>
                    <text:p>省溶接のレベル１〜レベル３は良かった。</text:p>
                  </text:list-item>
                  <text:list-item>
                    <text:p>設計例を重視するのは良い。</text:p>
                  </text:list-item>
                  <text:list-item>
                    <text:p><text:span text:style-name="T2">施工上の手順</text:span></text:p>
                  </text:list-item>
                </text:list>
              </text:list-item>
              <text:list-item>
                <text:p>加登さん</text:p>
                <text:list>
                  <text:list-item>
                    <text:p><text:span text:style-name="T2">コスト、製作の課題がある</text:span>。溶接をしないのは<text:span text:style-name="T2">天井の改修</text:span>。MFであれば良いと思う。３種類くらい？</text:p>
                  </text:list-item>
                  <text:list-item>
                    <text:p><text:span text:style-name="T2">剛性</text:span>が低くなると、鉄骨量が多くなる。</text:p>
                  </text:list-item>
                </text:list>
              </text:list-item>
              <text:list-item>
                <text:p>聲高先生</text:p>
                <text:list>
                  <text:list-item>
                    <text:p>設計での注意点は書かれているが、<text:span text:style-name="T2">実際の構造性能をチェック</text:span>できるようなことができたら。<text:span text:style-name="T2">実験できれば</text:span><text:span text:style-name="T3">いいけども。</text:span><text:span text:style-name="T2">FEM</text:span><text:span text:style-name="T2">の検討</text:span>をしてはどうか。</text:p>
                  </text:list-item>
                  <text:list-item>
                    <text:p><text:span text:style-name="T2">施工費、制作費、溶接</text:span>と比べてどれくらい。</text:p>
                  </text:list-item>
                  <text:list-item>
                    <text:p>強度が高いボルトを使うとか。<text:span text:style-name="T2">中ボルト、ビス</text:span>とか。</text:p>
                  </text:list-item>
                </text:list>
              </text:list-item>
              <text:list-item>
                <text:p>田中さん</text:p>
                <text:list>
                  <text:list-item>
                    <text:p>角形鋼管、ス<text:span text:style-name="T2">キンプレートの評価</text:span>が難しい。システムを含めた評価をしたほうが</text:p>
                  </text:list-item>
                </text:list>
              </text:list-item>
              <text:list-item>
                <text:p>中平さん</text:p>
                <text:list>
                  <text:list-item>
                    <text:p><text:span text:style-name="T2">円形鋼管</text:span>に対するワンサイド接合。角形鋼管への適用はあるが、円形への適用事例は（あるにはあるが）少ない。線接触になるが。</text:p>
                  </text:list-item>
                  <text:list-item>
                    <text:p>中ボルトの<text:span text:style-name="T2">緩み止め。</text:span></text:p>
                  </text:list-item>
                </text:list>
              </text:list-item>
              <text:list-item>
                <text:p>安井さん</text:p>
                <text:list>
                  <text:list-item>
                    <text:p>適用物件が不明。<text:span text:style-name="T2">拡大孔</text:span>。</text:p>
                  </text:list-item>
                  <text:list-item>
                    <text:p>使いやすい、普及しやすいものを提示できたらよいか。</text:p>
                  </text:list-item>
                </text:list>
              </text:list-item>
              <text:list-item>
                <text:p>山本さん</text:p>
                <text:list>
                  <text:list-item>
                    <text:p>考えていると、面白くない形に。</text:p>
                  </text:list-item>
                  <text:list-item>
                    <text:p><text:span text:style-name="T2">中ボルト</text:span><text:span text:style-name="T3">の活用、制限緩和。変形の評価。</text:span></text:p>
                  </text:list-item>
                </text:list>
              </text:list-item>
              <text:list-item>
                <text:p><text:span text:style-name="T3">西さん</text:span></text:p>
                <text:list>
                  <text:list-item>
                    <text:p><text:span text:style-name="T3">工業化住宅のシステムをまとめていただいた。</text:span></text:p>
                  </text:list-item>
                  <text:list-item>
                    <text:p><text:span text:style-name="T2">無溶接を狙っていた</text:span><text:span text:style-name="T3">が、もう一度社内でもできるようなことができればと。</text:span></text:p>
                  </text:list-item>
                </text:list>
              </text:list-item>
              <text:list-item>
                <text:p><text:span text:style-name="T3">荒木さん</text:span></text:p>
                <text:list>
                  <text:list-item>
                    <text:p><text:span text:style-name="T2">溶接構法と比較</text:span><text:span text:style-name="T3">しないといけない。</text:span></text:p>
                  </text:list-item>
                  <text:list-item>
                    <text:p><text:span text:style-name="T3">コストの評価は難しい、意味がない。（時間がかかるかどうかがで判断すればよい。）</text:span></text:p>
                  </text:list-item>
                  <text:list-item>
                    <text:p><text:span text:style-name="T3">設計が難しい。</text:span></text:p>
                  </text:list-item>
                </text:list>
              </text:list-item>
              <text:list-item>
                <text:p><text:span text:style-name="T3">杉本さん</text:span></text:p>
                <text:list>
                  <text:list-item>
                    <text:p><text:span text:style-name="T3">実際に使ってみようと思うと、</text:span><text:span text:style-name="T2">性能で比較</text:span><text:span text:style-name="T3">できているとよい。</text:span></text:p>
                  </text:list-item>
                  <text:list-item>
                    <text:p><text:span text:style-name="T3">いくつか</text:span><text:span text:style-name="T2">設計例</text:span><text:span text:style-name="T3">があると、さらに使えるようになる。</text:span></text:p>
                  </text:list-item>
                  <text:list-item>
                    <text:p><text:span text:style-name="T2">仮設</text:span><text:span text:style-name="T3">での適用例。</text:span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11.041cm" svg:height="5.387cm" svg:x="15.033cm" svg:y="12.556cm">
          <text:list text:style-name="L3">
            <text:list-item>
              <text:p text:style-name="P4"><text:span text:style-name="T4">コスト</text:span></text:p>
            </text:list-item>
            <text:list-item>
              <text:p text:style-name="P4"><text:span text:style-name="T4">性能評価</text:span></text:p>
            </text:list-item>
            <text:list-item>
              <text:p text:style-name="P4"><text:span text:style-name="T4">例題、カタログ</text:span></text:p>
            </text:list-item>
            <text:list-item>
              <text:p text:style-name="P4"><text:span text:style-name="T4">超高強度ボルトを使った場合の事例</text:span></text:p>
              <text:list>
                <text:list-item>
                  <text:p text:style-name="P4"><text:span text:style-name="T4">支圧接合、引張接合</text:span></text:p>
                </text:list-item>
              </text:list>
            </text:list-item>
            <text:list-item>
              <text:p text:style-name="P4"><text:span text:style-name="T4">中ボルト、ビス、拡大孔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じゅんスライドテンプレート" presentation:presentation-page-layout-name="AL1T1">
        <office:forms form:automatic-focus="false" form:apply-design-mode="false"/>
        <draw:frame presentation:style-name="pr4" draw:layer="layout" svg:width="26.199cm" svg:height="2.583cm" svg:x="1.001cm" svg:y="0.189cm" presentation:class="title" presentation:placeholder="true">
          <draw:text-box/>
        </draw:frame>
        <draw:frame presentation:style-name="pr2" draw:layer="layout" svg:width="24cm" svg:height="14.38cm" svg:x="2cm" svg:y="3.8cm" presentation:class="outline">
          <draw:text-box>
            <text:list text:style-name="L2">
              <text:list-item>
                <text:p text:style-name="P3"><text:span text:style-name="T1">構造</text:span><text:span text:style-name="T1">WG</text:span><text:span text:style-name="T1">：メカニカルファスニングの普及に向けての諸検討</text:span></text:p>
              </text:list-item>
              <text:list-item>
                <text:p text:style-name="P3"><text:span text:style-name="T1">接合要素</text:span><text:span text:style-name="T1">WG</text:span><text:span text:style-name="T1">：：拡大孔・スロット孔，中ボルトの締付け施工，超高強度ボルト遅れ破壊など，</text:span><text:span text:style-name="T1">MF</text:span><text:span text:style-name="T1">接合部に関する検討</text:span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>議事録</text:span></text:p>
                <text:list>
                  <text:list-item>
                    <text:p><text:span text:style-name="T1">あいうえお順</text:span></text:p>
                  </text:list-item>
                </text:list>
              </text:list-item>
              <text:list-item>
                <text:p text:style-name="P3"><text:span text:style-name="T1">副主査、幹事は保留。</text:span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>テクニカルレポートについて、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じゅんスライドテンプレート" presentation:presentation-page-layout-name="AL1T1">
        <office:forms form:automatic-focus="false" form:apply-design-mode="false"/>
        <draw:frame presentation:style-name="pr4" draw:layer="layout" svg:width="26.199cm" svg:height="2.583cm" svg:x="1.001cm" svg:y="0.189cm" presentation:class="title">
          <draw:text-box>
            <text:p>テクニカルレポートについて</text:p>
          </draw:text-box>
        </draw:frame>
        <draw:frame presentation:style-name="pr2" draw:layer="layout" svg:width="24cm" svg:height="14.38cm" svg:x="2cm" svg:y="3.8cm" presentation:class="outline" presentation:user-transformed="true">
          <draw:text-box>
            <text:list text:style-name="L2">
              <text:list-item>
                <text:p>特に３章「新しい提案」では多くの提案がでてきた。今年度はもう少し掘り下げて、簡単な建物レベルの設計例を示すことで、さらにメリット・デメリット、課題等をあきらかにしていくのはどうか。</text:p>
              </text:list-item>
              <text:list-item>
                <text:p>４章「整理と課題」に示された課題等をより具体的、身近な事例として呈示したい。根拠を示したい。</text:p>
              </text:list-item>
              <text:list-item>
                <text:p>省力化の定量的評価。</text:p>
              </text:list-item>
              <text:list-item>
                <text:p>コスト。</text:p>
              </text:list-item>
              <text:list-item>
                <text:p>標準継手、仕口の策定</text:p>
                <text:list>
                  <text:list-item>
                    <text:p>溶接のディテール集のようなもの？</text:p>
                  </text:list-item>
                  <text:list-item>
                    <text:p>各社で特有のシステムを構築するのは難しくないが、共通化するのは困難。これを</text:p>
                  </text:list-item>
                </text:list>
              </text:list-item>
              <text:list-item>
                <text:p>実験？</text:p>
              </text:list-item>
              <text:list-item>
                <text:p>SDGs 解体、再利用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じゅんスライドテンプレート" presentation:presentation-page-layout-name="AL1T1">
        <office:forms form:automatic-focus="false" form:apply-design-mode="false"/>
        <draw:frame presentation:style-name="pr1" draw:layer="layout" svg:width="26.199cm" svg:height="2.583cm" svg:x="1.001cm" svg:y="0.189cm" presentation:class="title">
          <draw:text-box>
            <text:p>2019講義用テンプレート</text:p>
          </draw:text-box>
        </draw:frame>
        <draw:frame presentation:style-name="pr2" draw:layer="layout" svg:width="24cm" svg:height="14.38cm" svg:x="2cm" svg:y="3.8cm" presentation:class="outline">
          <draw:text-box>
            <text:list text:style-name="L2">
              <text:list-item>
                <text:p>聲高先生</text:p>
                <text:list>
                  <text:list-item>
                    <text:p>お金が意味がないのはどういうこと？</text:p>
                  </text:list-item>
                </text:list>
              </text:list-item>
              <text:list-item>
                <text:p>中平さん</text:p>
                <text:list>
                  <text:list-item>
                    <text:p>作戦を考えていかないといけない。</text:p>
                  </text:list-item>
                  <text:list-item>
                    <text:p>コストが高くても、お客さん、社内に説明できるように。</text:p>
                  </text:list-item>
                  <text:list-item>
                    <text:p>中ボルトを使う場合は、緩みどめだと思う。</text:p>
                  </text:list-item>
                </text:list>
              </text:list-item>
              <text:list-item>
                <text:p>加登さん</text:p>
                <text:list>
                  <text:list-item>
                    <text:p>鉄骨造の設計について、目標コストを考えて設計するが、どうやって剛性を確保するか。建物性能そのものなので、</text:p>
                  </text:list-item>
                  <text:list-item>
                    <text:p>接合部が剛であれば。</text:p>
                  </text:list-item>
                  <text:list-item>
                    <text:p>詳細な断面設計をやるのがカタログ化。</text:p>
                  </text:list-item>
                </text:list>
              </text:list-item>
              <text:list-item>
                <text:p>曲面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じゅんスライドテンプレート" presentation:presentation-page-layout-name="AL1T1">
        <office:forms form:automatic-focus="false" form:apply-design-mode="false"/>
        <draw:custom-shape draw:style-name="gr3" draw:layer="layout" svg:width="12.8cm" svg:height="7.912cm" svg:x="14.8cm" svg:y="3.2cm">
          <text:p/>
          <draw:enhanced-geometry svg:viewBox="0 0 21600 21600" draw:type="rectangle" draw:enhanced-path="M 0 0 L 21600 0 21600 21600 0 21600 0 0 Z N"/>
        </draw:custom-shape>
        <draw:custom-shape draw:style-name="gr4" draw:layer="layout" svg:width="13.4cm" svg:height="10.2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4cm" svg:height="6.686cm" svg:x="0.6cm" svg:y="3.11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6.199cm" svg:height="3.507cm" svg:x="1.001cm" svg:y="-0.2cm" presentation:class="title" presentation:user-transformed="true">
          <draw:text-box>
            <text:p>研究開発課題５に関するメモ<text:line-break/><text:span text:style-name="T5">計測データ → 評価指標</text:span><text:span text:style-name="T5">(</text:span><text:span text:style-name="T5">「安全」「性能」「機能」</text:span><text:span text:style-name="T5">) →</text:span><text:span text:style-name="T5">「安心」として伝える</text:span></text:p>
          </draw:text-box>
        </draw:frame>
        <draw:frame draw:style-name="gr6" draw:text-style-name="P7" draw:layer="layout" svg:width="8.719cm" svg:height="0.89cm" svg:x="29.2cm" svg:y="3.91cm">
          <draw:text-box>
            <text:p><text:span text:style-name="T6">~</text:span><text:span text:style-name="T6">のために、なにを計測・評価すべきか</text:span></text:p>
          </draw:text-box>
        </draw:frame>
        <draw:frame draw:style-name="gr7" draw:text-style-name="P7" draw:layer="layout" svg:width="8.274cm" svg:height="1.529cm" svg:x="15.8cm" svg:y="9.423cm">
          <draw:text-box>
            <text:p><text:span text:style-name="T6">対象物：壁・天井・開口部・ガラス…</text:span></text:p>
            <text:p><text:span text:style-name="T6">現象：損傷・応力・脱落・機能喪失…</text:span></text:p>
          </draw:text-box>
        </draw:frame>
        <draw:custom-shape draw:style-name="gr8" draw:layer="layout" svg:width="4.799cm" svg:height="1.086cm" svg:x="15.444cm" svg:y="4.959cm">
          <text:p>18薄青グラデ地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.739cm" svg:height="1.529cm" svg:x="15.8cm" svg:y="6.198cm">
          <draw:text-box>
            <text:p><text:span text:style-name="T6">対象物</text:span><text:span text:style-name="T6">: </text:span><text:span text:style-name="T6">柱・梁・接合部・ブレース・柱脚…</text:span></text:p>
            <text:p><text:span text:style-name="T6">現象</text:span><text:span text:style-name="T6">: </text:span><text:span text:style-name="T6">変位・応力・塑性変形・亀裂・破断…</text:span></text:p>
          </draw:text-box>
        </draw:frame>
        <draw:frame draw:style-name="gr10" draw:text-style-name="P8" draw:layer="layout" svg:width="11.267cm" svg:height="1.529cm" svg:x="1.1cm" svg:y="8.2cm">
          <draw:text-box>
            <text:p><text:span text:style-name="T7">安心を伝え、安全な行動を導くために、</text:span></text:p>
            <text:p><text:span text:style-name="T7">なにをどのように伝達すべきか？</text:span></text:p>
          </draw:text-box>
        </draw:frame>
        <draw:frame draw:style-name="gr10" draw:text-style-name="P9" draw:layer="layout" svg:width="11.267cm" svg:height="1.529cm" svg:x="1.1cm" svg:y="5.536cm">
          <draw:text-box>
            <text:p><text:span text:style-name="T8">現象を正確に評価するためには</text:span><text:span text:style-name="T8">,</text:span></text:p>
            <text:p><text:span text:style-name="T8">なにをどのくらいの精度で計測すべきか？</text:span></text:p>
          </draw:text-box>
        </draw:frame>
        <draw:frame draw:style-name="gr11" draw:text-style-name="P10" draw:layer="layout" svg:width="5.282cm" svg:height="1.086cm" svg:x="1.059cm" svg:y="4.6cm">
          <draw:text-box>
            <text:p><text:span text:style-name="T9">計測目標の明確化</text:span></text:p>
          </draw:text-box>
        </draw:frame>
        <draw:frame draw:style-name="gr12" draw:text-style-name="P11" draw:layer="layout" svg:width="12.927cm" svg:height="1.187cm" svg:x="0.853cm" svg:y="3.2cm">
          <draw:text-box>
            <text:p><text:span text:style-name="T10">本研究開発課題で何を明らかにするか？</text:span></text:p>
          </draw:text-box>
        </draw:frame>
        <draw:frame draw:style-name="gr13" draw:text-style-name="P11" draw:layer="layout" svg:width="7.272cm" svg:height="1.187cm" svg:x="17.6cm" svg:y="3.257cm">
          <draw:text-box>
            <text:p><text:span text:style-name="T10">計測対象の分類案、例</text:span></text:p>
          </draw:text-box>
        </draw:frame>
        <draw:custom-shape draw:style-name="gr14" draw:text-style-name="P10" draw:layer="layout" svg:width="7.187cm" svg:height="1.086cm" svg:x="1cm" svg:y="16.951cm">
          <text:p><text:span text:style-name="T9">他研</text:span><text:span text:style-name="T9">究開</text:span><text:span text:style-name="T9">発課</text:span><text:span text:style-name="T9">題と</text:span><text:span text:style-name="T9">の連</text:span><text:span text:style-name="T9">携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2.389cm" svg:height="2.168cm" svg:x="1.1cm" svg:y="18.192cm">
          <draw:text-box>
            <text:p><text:span text:style-name="T7">計測評価指標・計測目標の共有、センサー要求性能の整理</text:span></text:p>
            <text:p><text:span text:style-name="T7">計測方法・表現方法の検討、</text:span></text:p>
            <text:p><text:span text:style-name="T7">他研究開発課題の実験における計測計画の立案・実施</text:span></text:p>
          </draw:text-box>
        </draw:frame>
        <draw:custom-shape draw:style-name="gr16" draw:text-style-name="P11" draw:layer="layout" svg:width="11.513cm" svg:height="1.187cm" svg:x="1.556cm" svg:y="10.479cm">
          <text:p><text:span text:style-name="T10">当面の進</text:span><text:span text:style-name="T10">め方、他</text:span><text:span text:style-name="T10">研究課題</text:span><text:span text:style-name="T10">との連携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2.267cm" svg:height="1.086cm" svg:x="1.059cm" svg:y="11.912cm">
          <text:p><text:span text:style-name="T11">計測対</text:span><text:span text:style-name="T11">象・目標</text:span><text:span text:style-name="T11">のリスト</text:span><text:span text:style-name="T11">アップと</text:span><text:span text:style-name="T11">絞り込み</text:span></text:p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11.932cm" svg:height="0.89cm" svg:x="1.159cm" svg:y="13.053cm">
          <draw:text-box>
            <text:p><text:span text:style-name="T7">成果としてまとめられる範囲を整理、絞り込みを行う。</text:span></text:p>
          </draw:text-box>
        </draw:frame>
        <draw:frame draw:style-name="gr18" draw:text-style-name="P8" draw:layer="layout" svg:width="11.267cm" svg:height="1.529cm" svg:x="1.1cm" svg:y="15.171cm">
          <draw:text-box>
            <text:p><text:span text:style-name="T7">社会実装の方法や結果の整理方法など、</text:span></text:p>
            <text:p><text:span text:style-name="T7">どのような形での成果を目指すか。</text:span></text:p>
          </draw:text-box>
        </draw:frame>
        <draw:frame draw:style-name="gr19" draw:text-style-name="P10" draw:layer="layout" svg:width="7.822cm" svg:height="1.086cm" svg:x="1.059cm" svg:y="14.135cm">
          <draw:text-box>
            <text:p><text:span text:style-name="T9">最終成果に向けた意識共有</text:span></text:p>
          </draw:text-box>
        </draw:frame>
        <draw:frame draw:style-name="gr11" draw:text-style-name="P10" draw:layer="layout" svg:width="5.282cm" svg:height="1.086cm" svg:x="1.059cm" svg:y="7.2cm">
          <draw:text-box>
            <text:p><text:span text:style-name="T9">伝達方法の明確化</text:span></text:p>
          </draw:text-box>
        </draw:frame>
        <draw:frame draw:style-name="gr20" draw:text-style-name="P13" draw:layer="layout" svg:width="6.558cm" svg:height="1.237cm" svg:x="21.4cm" svg:y="0.073cm">
          <draw:text-box>
            <text:p><text:span text:style-name="T12">2017/11/28 </text:span><text:span text:style-name="T12">伊山</text:span></text:p>
          </draw:text-box>
        </draw:frame>
        <draw:custom-shape draw:style-name="gr21" draw:layer="layout" svg:width="7.272cm" svg:height="1.187cm" svg:x="0.936cm" svg:y="9.607cm">
          <text:p><text:span text:style-name="T10">溶接部の破壊予測解析</text:span></text:p>
          <draw:enhanced-geometry svg:viewBox="0 0 21600 21600" draw:type="rectangle" draw:enhanced-path="M 0 0 L 21600 0 21600 21600 0 21600 0 0 Z N"/>
        </draw:custom-shape>
        <draw:custom-shape draw:style-name="gr22" draw:layer="layout" svg:width="13cm" svg:height="8cm" svg:x="14.5cm" svg:y="12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7.272cm" svg:height="1.187cm" svg:x="15cm" svg:y="13cm">
          <text:p><text:span text:style-name="T10">溶接部の破壊予測</text:span><text:span text:style-name="T10">解析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3.691cm" svg:height="1.151cm" svg:x="18.964cm" svg:y="15.591cm">
          <text:p><text:span text:style-name="T13">18</text:span><text:span text:style-name="T13">緑地</text:span></text:p>
          <draw:enhanced-geometry svg:viewBox="0 0 21600 21600" draw:text-areas="800 800 20800 20800" draw:type="round-rectangular-callout" draw:modifiers="19066.7388949079 -7068.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layer="layout" svg:width="3.842cm" svg:height="0.952cm" svg:x="22.934cm" svg:y="19.248cm">
          <text:p>10青地版透明</text:p>
          <draw:enhanced-geometry svg:viewBox="0 0 21600 21600" draw:text-areas="800 800 20800 20800" draw:type="round-rectangular-callout" draw:modifiers="18075.8782201405 -12171.24868835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5" draw:layer="layout" svg:width="2.132cm" svg:height="0.582cm" svg:x="19.07cm" svg:y="19.087cm">
          <text:p><text:span text:style-name="T14">10</text:span><text:span text:style-name="T14">緑地</text:span></text:p>
          <draw:enhanced-geometry svg:viewBox="0 0 21600 21600" draw:text-areas="800 800 20800 20800" draw:type="round-rectangular-callout" draw:modifiers="30268.3544303797 -14819.8970840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layer="layout" svg:width="2.492cm" svg:height="1.003cm" svg:x="15.118cm" svg:y="17.556cm">
          <text:p>12赤地</text:p>
          <draw:enhanced-geometry svg:viewBox="0 0 21600 21600" draw:text-areas="800 800 20800 20800" draw:type="round-rectangular-callout" draw:modifiers="21279.4223826715 -14392.8286852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layer="layout" svg:width="2.329cm" svg:height="1.103cm" svg:x="19.049cm" svg:y="17.39cm">
          <text:p>12緑地</text:p>
          <draw:enhanced-geometry svg:viewBox="0 0 21600 21600" draw:text-areas="800 800 20800 20800" draw:type="round-rectangular-callout" draw:modifiers="20292.8755364807 -9626.086956521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layer="layout" svg:width="1.023cm" svg:height="0.576cm" svg:x="19.127cm" svg:y="19.971cm">
          <text:p>8緑地</text:p>
          <draw:enhanced-geometry svg:viewBox="0 0 21600 21600" draw:text-areas="800 800 20800 20800" draw:type="round-rectangular-callout" draw:modifiers="25671.09375 -8085.961871750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layer="layout" svg:width="1.869cm" svg:height="0.988cm" svg:x="15.394cm" svg:y="11.158cm">
          <text:p>12青枠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layer="layout" svg:width="1.857cm" svg:height="0.986cm" svg:x="17.641cm" svg:y="11.144cm">
          <text:p>12赤枠</text:p>
          <draw:enhanced-geometry svg:viewBox="0 0 21600 21600" draw:type="rectangle" draw:enhanced-path="M 0 0 L 21600 0 21600 21600 0 21600 0 0 Z N"/>
        </draw:custom-shape>
        <draw:custom-shape draw:style-name="gr32" draw:layer="layout" svg:width="5.616cm" svg:height="1.324cm" svg:x="15.225cm" svg:y="7.898cm">
          <text:p>18青グラデ地</text:p>
          <draw:enhanced-geometry svg:viewBox="0 0 21600 21600" draw:type="rectangle" draw:enhanced-path="M 0 0 L 21600 0 21600 21600 0 21600 0 0 Z N"/>
        </draw:custom-shape>
        <draw:frame draw:style-name="gr33" draw:layer="layout" svg:width="6.155cm" svg:height="1.143cm" svg:x="15.219cm" svg:y="14.247cm">
          <draw:text-box>
            <text:p>20テキスト黒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6" draw:layer="layout" svg:width="16.799cm" svg:height="13.364cm" svg:x="2.1cm" svg:y="14.107cm" presentation:class="notes">
            <draw:text-box>
              <text:p><text:span text:style-name="T6">どのような危険があるのかを説明する。</text:span></text:p>
              <text:p><text:span text:style-name="T6">その上で、どこまで安全なのかを説明する。</text:span></text:p>
              <text:p><text:span text:style-name="T6"/></text:p>
              <text:p><text:span text:style-name="T6">「計測した値は許容範囲内です。同程度の余震が生じたとしても、</text:span></text:p>
              <text:p><text:span text:style-name="T6">建物は安全です。」</text:span></text:p>
              <text:p><text:span text:style-name="T6"/></text:p>
              <text:p><text:span text:style-name="T6">ただし、屋内のものは、危険の可能性はあります。屋内の状況に気をつけてください。</text:span></text:p>
              <text:p><text:span text:style-name="T6"/></text:p>
              <text:p><text:span text:style-name="T6">建物倒壊の危険はありませんが、階段の一部で、壁の脱落が見られます。</text:span></text:p>
              <text:p><text:span text:style-name="T6"/></text:p>
              <text:p><text:span text:style-name="T6"/></text:p>
              <text:p><text:span text:style-name="T6">火災は発生していません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4" svg:font-family="FreeSerif"/>
    <style:font-face style:name="IPA モナー 明朝2" svg:font-family="'IPA モナー 明朝'"/>
    <style:font-face style:name="IPA明朝2" svg:font-family="IPA明朝"/>
    <style:font-face style:name="F" svg:font-family="" style:font-family-generic="roman"/>
    <style:font-face style:name="Arial1" svg:font-family="Arial" style:font-family-generic="roman"/>
    <style:font-face style:name="FreeSerif1" svg:font-family="FreeSerif" style:font-family-generic="roman"/>
    <style:font-face style:name="IPA モナー Pゴシック1" svg:font-family="'IPA モナー Pゴシック'" style:font-family-generic="roman"/>
    <style:font-face style:name="Liberation Serif1" svg:font-family="'Liberation Serif', 'Times New Roman'" style:font-family-generic="roman"/>
    <style:font-face style:name="OpenSymbol1" svg:font-family="OpenSymbol, 'Arial Unicode MS'" style:font-family-generic="roman"/>
    <style:font-face style:name="Tahoma1" svg:font-family="Tahoma" style:font-family-generic="roman"/>
    <style:font-face style:name="Times New Roman1" svg:font-family="'Times New Roman'" style:font-family-generic="roman"/>
    <style:font-face style:name="Arial Unicode MS2" svg:font-family="'Arial Unicode MS'" style:font-family-generic="swiss"/>
    <style:font-face style:name="FreeSans2" svg:font-family="FreeSans" style:font-family-generic="swiss"/>
    <style:font-face style:name="Liberation Sans3" svg:font-family="'Liberation Sans', Arial" style:font-family-generic="swiss"/>
    <style:font-face style:name="ＭＳ ゴシック4" svg:font-family="'ＭＳ ゴシック'" style:font-family-generic="swiss"/>
    <style:font-face style:name="IPA P明朝2" svg:font-family="'IPA P明朝'" style:font-pitch="fixed"/>
    <style:font-face style:name="IPA Pゴシック2" svg:font-family="'IPA Pゴシック'" style:font-family-generic="swiss" style:font-pitch="fixed"/>
    <style:font-face style:name="Arial" svg:font-family="Arial" style:font-pitch="variable"/>
    <style:font-face style:name="Arial Unicode MS3" svg:font-family="'Arial Unicode MS'" style:font-pitch="variable"/>
    <style:font-face style:name="FreeSans4" svg:font-family="FreeSans" style:font-pitch="variable"/>
    <style:font-face style:name="FreeSerif3" svg:font-family="FreeSerif" style:font-pitch="variable"/>
    <style:font-face style:name="IPA P明朝1" svg:font-family="'IPA P明朝'" style:font-pitch="variable"/>
    <style:font-face style:name="IPA モナー Pゴシック3" svg:font-family="'IPA モナー Pゴシック'" style:font-pitch="variable"/>
    <style:font-face style:name="IPA モナー 明朝1" svg:font-family="'IPA モナー 明朝'" style:font-pitch="variable"/>
    <style:font-face style:name="IPA明朝1" svg:font-family="IPA明朝" style:font-pitch="variable"/>
    <style:font-face style:name="Liberation Sans6" svg:font-family="'Liberation Sans', Arial" style:font-pitch="variable"/>
    <style:font-face style:name="M+ 1p" svg:font-family="'M+ 1p'" style:font-pitch="variable"/>
    <style:font-face style:name="M+ 1p bold2" svg:font-family="'M+ 1p bold'" style:font-adornments="太字" style:font-pitch="variable"/>
    <style:font-face style:name="M+ 1p medium3" svg:font-family="'M+ 1p medium'" style:font-pitch="variable"/>
    <style:font-face style:name="M+ 1p medium2" svg:font-family="'M+ 1p medium'" style:font-adornments="medium" style:font-pitch="variable"/>
    <style:font-face style:name="M+ 1p medium1" svg:font-family="'M+ 1p medium'" style:font-adornments="標準" style:font-pitch="variable"/>
    <style:font-face style:name="M+ 1p regular" svg:font-family="'M+ 1p regular'" style:font-pitch="variable"/>
    <style:font-face style:name="M+ 1p regular3" svg:font-family="'M+ 1p regular'" style:font-adornments="標準" style:font-pitch="variable"/>
    <style:font-face style:name="MS1" svg:font-family="MS" style:font-pitch="variable"/>
    <style:font-face style:name="Microsoft YaHei1" svg:font-family="'Microsoft YaHei'" style:font-pitch="variable"/>
    <style:font-face style:name="Noto Sans CJK JP" svg:font-family="'Noto Sans CJK JP'" style:font-pitch="variable"/>
    <style:font-face style:name="OpenSymbol3" svg:font-family="OpenSymbol, 'Arial Unicode MS'" style:font-pitch="variable"/>
    <style:font-face style:name="Tahoma3" svg:font-family="Tahoma" style:font-pitch="variable"/>
    <style:font-face style:name="Times New Roman3" svg:font-family="'Times New Roman'" style:font-pitch="variable"/>
    <style:font-face style:name="ＭＳ ゴシック1" svg:font-family="'ＭＳ ゴシック'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Century" svg:font-family="Century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IPA モナー Pゴシック" svg:font-family="'IPA モナー Pゴシック'" style:font-family-generic="roman" style:font-pitch="variable"/>
    <style:font-face style:name="Liberation Sans4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M+ 1p bold" svg:font-family="'M+ 1p bold'" style:font-family-generic="roman" style:font-pitch="variable"/>
    <style:font-face style:name="M+ 1p bold1" svg:font-family="'M+ 1p bold'" style:font-adornments="太字" style:font-family-generic="roman" style:font-pitch="variable"/>
    <style:font-face style:name="M+ 1p medium5" svg:font-family="'M+ 1p medium'" style:font-family-generic="roman" style:font-pitch="variable"/>
    <style:font-face style:name="M+ 1p medium4" svg:font-family="'M+ 1p medium'" style:font-adornments="medium" style:font-family-generic="roman" style:font-pitch="variable"/>
    <style:font-face style:name="M+ 1p medium" svg:font-family="'M+ 1p medium'" style:font-adornments="標準" style:font-family-generic="roman" style:font-pitch="variable"/>
    <style:font-face style:name="M+ 1p regular1" svg:font-family="'M+ 1p regular'" style:font-family-generic="roman" style:font-pitch="variable"/>
    <style:font-face style:name="M+ 1p regular2" svg:font-family="'M+ 1p regular'" style:font-adornments="標準" style:font-family-generic="roman" style:font-pitch="variable"/>
    <style:font-face style:name="MS" svg:font-family="MS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roman" style:font-pitch="variable"/>
    <style:font-face style:name="ＭＳ Ｐ明朝" svg:font-family="'ＭＳ Ｐ明朝'" style:font-family-generic="roman" style:font-pitch="variable"/>
    <style:font-face style:name="Arial Unicode MS1" svg:font-family="'Arial Unicode MS'" style:font-family-generic="swiss" style:font-pitch="variable"/>
    <style:font-face style:name="FreeSans1" svg:font-family="FreeSans" style:font-family-generic="swiss" style:font-pitch="variable"/>
    <style:font-face style:name="IPA Pゴシック1" svg:font-family="'IPA Pゴシック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ＭＳ ゴシック3" svg:font-family="'ＭＳ ゴシック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3" svg:font-family="FreeSans" style:font-family-generic="system" style:font-pitch="variable"/>
    <style:font-face style:name="FreeSerif2" svg:font-family="FreeSerif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 モナー Pゴシック2" svg:font-family="'IPA モナー Pゴシック'" style:font-family-generic="system" style:font-pitch="variable"/>
    <style:font-face style:name="IPA モナー 明朝" svg:font-family="'IPA モナー 明朝'" style:font-family-generic="system" style:font-pitch="variable"/>
    <style:font-face style:name="IPA明朝" svg:font-family="IPA明朝" style:font-family-generic="system" style:font-pitch="variable"/>
    <style:font-face style:name="Liberation Sans5" svg:font-family="'Liberation Sans', Arial" style:font-family-generic="system" style:font-pitch="variable"/>
    <style:font-face style:name="Liberation Serif2" svg:font-family="'Liberation Serif', 'Times New Roman'" style:font-family-generic="system" style:font-pitch="variable"/>
    <style:font-face style:name="M+ 1p bold3" svg:font-family="'M+ 1p bold'" style:font-family-generic="system" style:font-pitch="variable"/>
    <style:font-face style:name="M+ 1p bold4" svg:font-family="'M+ 1p bold'" style:font-adornments="太字" style:font-family-generic="system" style:font-pitch="variable"/>
    <style:font-face style:name="M+ 1p medium6" svg:font-family="'M+ 1p medium'" style:font-family-generic="system" style:font-pitch="variable"/>
    <style:font-face style:name="M+ 1p medium7" svg:font-family="'M+ 1p medium'" style:font-adornments="medium" style:font-family-generic="system" style:font-pitch="variable"/>
    <style:font-face style:name="M+ 1p regular4" svg:font-family="'M+ 1p regular'" style:font-family-generic="system" style:font-pitch="variable"/>
    <style:font-face style:name="M+ 1p regular5" svg:font-family="'M+ 1p regular'" style:font-adornments="標準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JP1" svg:font-family="'Noto Sans CJK JP'" style:font-family-generic="system" style:font-pitch="variable"/>
    <style:font-face style:name="OpenSymbol2" svg:font-family="Open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ＭＳ ゴシック2" svg:font-family="'ＭＳ ゴシック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000000" draw:end-color="#000099" draw:start-intensity="100%" draw:end-intensity="100%" draw:angle="18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39" draw:display-name="Gradient 39" draw:style="linear" draw:start-color="#006400" draw:end-color="#3cb371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42" draw:display-name="Gradient 42" draw:style="linear" draw:start-color="#b22222" draw:end-color="#ff0000" draw:start-intensity="100%" draw:end-intensity="100%" draw:angle="0deg" draw:border="0%"/>
    <draw:gradient draw:name="Gradient_20_48" draw:display-name="Gradient 48" draw:style="linear" draw:start-color="#3465a4" draw:end-color="#ffffff" draw:start-intensity="100%" draw:end-intensity="100%" draw:angle="0deg" draw:border="0%"/>
    <draw:gradient draw:name="Gradient_20_49" draw:display-name="Gradient 49" draw:style="linear" draw:start-color="#3465a4" draw:end-color="#ffffff" draw:start-intensity="100%" draw:end-intensity="100%" draw:angle="0deg" draw:border="0%"/>
    <draw:gradient draw:name="Linear_20_blue_2f_white" draw:display-name="Linear blue/white" draw:style="linear" draw:start-color="#000080" draw:end-color="#ffffff" draw:start-intensity="100%" draw:end-intensity="100%" draw:angle="90deg" draw:border="0%"/>
    <draw:gradient draw:name="gradient" draw:style="linear" draw:start-color="#0000b0" draw:end-color="#0000dc" draw:start-intensity="100%" draw:end-intensity="0%" draw:angle="180deg" draw:border="0%"/>
    <draw:gradient draw:name="シェイプ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opacity draw:name="Transparency_20_2" draw:display-name="Transparency 2" draw:style="linear" draw:start="100%" draw:end="0%" draw:angle="180deg" draw:border="0%"/>
    <draw:opacity draw:name="Transparency_20_3" draw:display-name="Transparency 3" draw:style="linear" draw:start="100%" draw:end="40%" draw:angle="18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1" style:font-size-asian="24pt" style:language-asian="ja" style:country-asian="JP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Lines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Lines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Lines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Lines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3" draw:fill-hatch-name="Hatching_20_91" draw:fill-image-name="Bitmap_20_1"/>
      <style:text-properties style:font-name="M+ 1p regular3" fo:font-family="'M+ 1p regular'" style:font-style-name="標準" style:font-pitch="variable" fo:font-size="18pt" style:font-name-asian="M+ 1p regular3" style:font-family-asian="'M+ 1p regular'" style:font-style-name-asian="標準" style:font-pitch-asian="variabl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ＭＳ Ｐ明朝" style:font-family-asian="'ＭＳ Ｐ明朝'" style:font-family-generic-asian="roman" style:font-pitch-asian="variable" style:font-size-asian="12pt" style:language-asian="hi" style:country-asian="IN"/>
    </style:style>
    <style:style style:name="見出し_20_3" style:display-name="見出し 3" style:family="graphic">
      <style:paragraph-properties fo:margin-top="0.746cm" fo:margin-bottom="0.374cm" style:text-autospace="none"/>
      <style:text-properties style:font-name="FreeSans2" fo:font-family="FreeSans" style:font-family-generic="swiss" fo:font-size="12pt" fo:font-weight="normal" style:font-name-asian="IPA モナー Pゴシック3" style:font-family-asian="'IPA モナー Pゴシック'" style:font-pitch-asian="variable" style:font-size-asian="14pt" style:font-weight-asian="bold" style:font-weight-complex="normal"/>
    </style:style>
    <style:style style:name="訪れたインターネットリンク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文末脚注番号" style:family="graphic">
      <style:paragraph-properties style:text-autospace="none"/>
    </style:style>
    <style:style style:name="脚注番号" style:family="graphic">
      <style:paragraph-properties style:text-autospace="none"/>
    </style:style>
    <style:style style:name="インターネットリンク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副題" style:family="graphic">
      <style:paragraph-properties fo:margin-top="0.746cm" fo:margin-bottom="0.374cm" fo:text-align="center" style:text-autospace="none"/>
      <style:text-properties style:font-name="FreeSans2" fo:font-family="FreeSans" style:font-family-generic="swiss" fo:font-size="14pt" fo:font-style="italic" style:font-name-asian="IPA モナー Pゴシック3" style:font-family-asian="'IPA モナー Pゴシック'" style:font-pitch-asian="variable" style:font-size-asian="14pt" style:font-style-asian="italic" style:font-style-complex="italic"/>
    </style:style>
    <style:style style:name="リストの内容" style:family="graphic">
      <style:paragraph-properties fo:margin-left="1.764cm" fo:margin-right="0cm" fo:text-indent="0cm" style:text-autospace="none"/>
    </style:style>
    <style:style style:name="表の見出し" style:family="graphic">
      <style:paragraph-properties fo:text-align="center" style:text-autospace="none"/>
      <style:text-properties fo:font-weight="bold" style:font-weight-asian="bold" style:font-weight-complex="bold"/>
    </style:style>
    <style:style style:name="表の内容" style:family="graphic">
      <style:paragraph-properties style:text-autospace="none"/>
    </style:style>
    <style:style style:name="索引" style:family="graphic">
      <style:paragraph-properties style:text-autospace="none"/>
      <style:text-properties style:font-name="FreeSerif1" fo:font-family="FreeSerif" style:font-family-generic="roman" style:font-name-asian="Arial Unicode MS2" style:font-family-asian="'Arial Unicode MS'" style:font-family-generic-asian="swiss"/>
    </style:style>
    <style:style style:name="キャプション" style:family="graphic">
      <style:paragraph-properties fo:margin-top="0.374cm" fo:margin-bottom="0.374cm" style:text-autospace="none"/>
      <style:text-properties style:font-name="FreeSerif1" fo:font-family="FreeSerif" style:font-family-generic="roman" fo:font-size="12pt" fo:font-style="italic" style:font-name-asian="Arial Unicode MS2" style:font-family-asian="'Arial Unicode MS'" style:font-family-generic-asian="swiss" style:font-size-asian="12pt" style:font-style-asian="italic" style:font-style-complex="italic"/>
    </style:style>
    <style:style style:name="リスト" style:family="graphic">
      <style:paragraph-properties fo:margin-top="0cm" fo:margin-bottom="0.374cm" style:text-autospace="none"/>
      <style:text-properties style:font-name="FreeSerif1" fo:font-family="FreeSerif" style:font-family-generic="roman" style:font-name-asian="Arial Unicode MS2" style:font-family-asian="'Arial Unicode MS'" style:font-family-generic-asian="swiss"/>
    </style:style>
    <style:style style:name="_2605_ページ番号" style:display-name="★ページ番号" style:family="graphic" style:parent-style-name="standard">
      <style:graphic-properties draw:stroke="none" draw:stroke-dash="Dashed_20__28_var_29__20_1" draw:fill="none" draw:fill-color="#ffffff" draw:fill-gradient-name="Gradient_20_4" draw:fill-hatch-name="Hatching_20_91" draw:fill-image-name="Bitmap_20_1" draw:auto-grow-width="true" fo:min-height="0.846cm" fo:min-width="2.944cm">
        <text:list-style style:name="_2605_ページ番号" style:display-name="★ページ番号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M+ 1p bold2" fo:font-family="'M+ 1p bold'" style:font-style-name="太字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+ 1p bold2" style:font-family-asian="'M+ 1p bold'" style:font-style-name-asian="太字" style:font-pitch-asian="variable" style:font-size-asian="18pt" style:language-asian="ja" style:country-asian="JP" style:font-style-asian="normal" style:font-weight-asian="bold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2605_18薄黄グラデ地" style:display-name="★18薄黄グラデ地" style:family="graphic" style:parent-style-name="standard">
      <style:graphic-properties draw:stroke="none" draw:stroke-dash="Dashed_20__28_var_29__20_1" svg:stroke-color="#000000" draw:fill="solid" draw:fill-color="#ffca6e" draw:fill-gradient-name="Gradient_20_48" draw:gradient-step-count="0" draw:fill-hatch-name="Hatching_20_91" draw:fill-image-name="Bitmap_20_2" draw:opacity-name="Transparency_20_2" draw:textarea-horizontal-align="left" draw:auto-grow-height="true" draw:auto-grow-width="true" fo:min-height="0cm" fo:min-width="0cm" fo:padding-top="0.1cm" fo:padding-bottom="0.1cm" fo:padding-left="0.1cm" fo:padding-right="0.1cm" text:animation-delay="P0D"/>
      <style:paragraph-properties>
        <style:tab-stops/>
      </style:paragraph-properties>
      <style:text-properties style:font-name="M+ 1p regular3" fo:font-family="'M+ 1p regular'" style:font-style-name="標準" style:font-pitch="variable" fo:language="en" fo:country="GB" style:font-name-asian="M+ 1p regular3" style:font-family-asian="'M+ 1p regular'" style:font-style-name-asian="標準" style:font-pitch-asian="variable" style:language-asian="ja" style:country-asian="JP"/>
    </style:style>
    <style:style style:name="_2605_背景薄青" style:display-name="★背景薄青" style:family="graphic" style:parent-style-name="standard">
      <style:graphic-properties draw:stroke="none" draw:stroke-dash="Dashed_20__28_var_29__20_1" svg:stroke-color="#3465a4" draw:fill="solid" draw:fill-color="#d1ffff" draw:fill-gradient-name="Gradient_20_3" draw:fill-hatch-name="Hatching_20_91" draw:fill-image-name="Bitmap_20_1" draw:textarea-horizontal-align="justify" draw:textarea-vertical-align="middle" draw:auto-grow-height="false" fo:min-height="2.75cm" fo:min-width="11.7cm"/>
      <style:paragraph-properties fo:text-align="center"/>
      <style:text-properties fo:font-size="20pt" fo:language="en" fo:country="US" style:font-size-asian="20pt" style:language-asian="ja" style:country-asian="JP"/>
    </style:style>
    <style:style style:name="_2605_背景薄黄" style:display-name="★背景薄黄" style:family="graphic" style:parent-style-name="_2605_背景薄青">
      <style:graphic-properties draw:fill="solid" draw:fill-color="#ffefd5" fo:min-height="2.75cm" fo:min-width="11.7cm"/>
    </style:style>
    <style:style style:name="_2605_18薄青グラデ地" style:display-name="★18薄青グラデ地" style:family="graphic" style:parent-style-name="_2605_18薄黄グラデ地">
      <style:graphic-properties draw:fill="solid" draw:fill-color="#80c0ff" draw:textarea-vertical-align="middle" fo:min-height="0cm" fo:min-width="0cm" text:animation-delay="P0D"/>
      <style:paragraph-properties fo:text-align="center"/>
    </style:style>
    <style:style style:name="_2605_背景薄緑" style:display-name="★背景薄緑" style:family="graphic" style:parent-style-name="_2605_背景薄青">
      <style:graphic-properties draw:fill="solid" draw:fill-color="#d1ffdf" fo:min-height="2.75cm" fo:min-width="11.7cm"/>
    </style:style>
    <style:style style:name="_2605_18薄緑グラデ地" style:display-name="★18薄緑グラデ地" style:family="graphic" style:parent-style-name="_2605_18薄青グラデ地">
      <style:graphic-properties draw:fill="solid" draw:fill-color="#74e897" fo:min-height="0cm" fo:min-width="0cm" text:animation-delay="P0D"/>
    </style:style>
    <style:style style:name="_2605_12テキストのみ小さめ" style:display-name="★12テキストのみ小さめ" style:family="graphic" style:parent-style-name="standard">
      <style:graphic-properties draw:stroke="none" draw:stroke-dash="Dashed_20__28_var_29__20_1" svg:stroke-color="#000000" draw:fill="none" draw:fill-color="#ffffff" draw:fill-gradient-name="Gradient_20_49" draw:fill-hatch-name="Hatching_20_91" draw:fill-image-name="Bitmap_20_3" draw:textarea-horizontal-align="left" draw:auto-grow-height="true" draw:auto-grow-width="true" fo:min-height="1.279cm" fo:min-width="10.767cm"/>
      <style:text-properties style:font-name="M+ 1p regular" fo:font-family="'M+ 1p regular'" style:font-pitch="variable" fo:font-size="13pt" fo:background-color="transparent" style:font-name-asian="M+ 1p regular" style:font-family-asian="'M+ 1p regular'" style:font-pitch-asian="variable" style:font-size-asian="13pt" style:font-size-complex="13pt"/>
    </style:style>
    <style:style style:name="_2605_20タイトル緑" style:display-name="★20タイトル緑" style:family="graphic" style:parent-style-name="_2605_18薄緑グラデ地">
      <style:graphic-properties draw:fill="none" fo:min-height="0cm" fo:min-width="0cm" draw:shadow="hidden" draw:shadow-color="#1b8039" text:animation-delay="P0D"/>
      <style:text-properties fo:color="#007883" loext:opacity="100%" fo:font-size="20pt" style:font-size-asian="20pt" style:font-relief="embossed"/>
    </style:style>
    <style:style style:name="_2605_20タイトル黄" style:display-name="★20タイトル黄" style:family="graphic" style:parent-style-name="_2605_18薄黄グラデ地">
      <style:graphic-properties draw:fill="none" text:animation-delay="P0D"/>
      <style:text-properties fo:color="#f58220" loext:opacity="100%" fo:font-size="20pt" style:font-size-asian="20pt" style:font-relief="embossed"/>
    </style:style>
    <style:style style:name="_2605_20タイトル青" style:display-name="★20タイトル青" style:family="graphic" style:parent-style-name="_2605_18薄青グラデ地">
      <style:graphic-properties draw:fill="none" text:animation-delay="P0D"/>
      <style:text-properties fo:color="#21409a" loext:opacity="100%" fo:font-size="20pt" style:font-size-asian="20pt" style:font-relief="embossed"/>
    </style:style>
    <style:style style:name="_2605_背景薄赤" style:display-name="★背景薄赤" style:family="graphic" style:parent-style-name="_2605_背景薄緑">
      <style:graphic-properties draw:fill="solid" draw:fill-color="#ffe7e5" fo:min-height="7.75cm" fo:min-width="12.5cm"/>
    </style:style>
    <style:style style:name="_2605_20タイトル赤" style:display-name="★20タイトル赤" style:family="graphic" style:parent-style-name="_2605_20タイトル青">
      <style:graphic-properties draw:fill="none" fo:min-height="0cm" fo:min-width="0cm"/>
      <style:text-properties fo:color="#ed1c24" loext:opacity="100%" fo:background-color="transparent"/>
    </style:style>
    <style:style style:name="見出し_20_4" style:display-name="見出し 4" style:family="graphic">
      <style:paragraph-properties fo:line-height="0.6cm" fo:text-align="start" style:text-autospace="none"/>
      <style:text-properties style:font-name="Liberation Sans3" fo:font-family="'Liberation Sans', Arial" style:font-family-generic="swiss" fo:font-size="14pt" fo:font-style="italic" fo:font-weight="bold" style:font-name-asian="ＭＳ ゴシック4" style:font-family-asian="'ＭＳ ゴシック'" style:font-family-generic-asian="swiss" style:font-size-asian="14pt" style:font-style-asian="italic" style:font-weight-asian="bold" style:font-style-complex="italic" style:font-weight-complex="bold"/>
    </style:style>
    <style:style style:name="見出し_20_5" style:display-name="見出し 5" style:family="graphic">
      <style:paragraph-properties fo:line-height="0.6cm" fo:text-align="start" style:text-autospace="none"/>
      <style:text-properties style:font-name="Liberation Sans3" fo:font-family="'Liberation Sans', Arial" style:font-family-generic="swiss" fo:font-size="14pt" fo:font-weight="bold" style:font-name-asian="ＭＳ ゴシック4" style:font-family-asian="'ＭＳ ゴシック'" style:font-family-generic-asian="swiss" style:font-size-asian="14pt" style:font-weight-asian="bold" style:font-weight-complex="bold"/>
    </style:style>
    <style:style style:name="見出し_20_6" style:display-name="見出し 6" style:family="graphic">
      <style:paragraph-properties fo:line-height="0.6cm" fo:text-align="start" style:text-autospace="none"/>
      <style:text-properties style:font-name="Liberation Sans3" fo:font-family="'Liberation Sans', Arial" style:font-family-generic="swiss" fo:font-size="14pt" fo:font-weight="bold" style:font-name-asian="ＭＳ ゴシック4" style:font-family-asian="'ＭＳ ゴシック'" style:font-family-generic-asian="swiss" style:font-size-asian="14pt" style:font-weight-asian="bold" style:font-weight-complex="bold"/>
    </style:style>
    <style:style style:name="見出し_20_7" style:display-name="見出し 7" style:family="graphic">
      <style:paragraph-properties fo:line-height="0.6cm" fo:text-align="start" style:text-autospace="none"/>
      <style:text-properties style:font-name="Liberation Sans3" fo:font-family="'Liberation Sans', Arial" style:font-family-generic="swiss" fo:font-size="14pt" fo:font-weight="bold" style:font-name-asian="ＭＳ ゴシック4" style:font-family-asian="'ＭＳ ゴシック'" style:font-family-generic-asian="swiss" style:font-size-asian="14pt" style:font-weight-asian="bold" style:font-weight-complex="bold"/>
    </style:style>
    <style:style style:name="見出し_20_8" style:display-name="見出し 8" style:family="graphic">
      <style:paragraph-properties fo:line-height="0.6cm" fo:text-align="start" style:text-autospace="none"/>
      <style:text-properties style:font-name="Liberation Sans3" fo:font-family="'Liberation Sans', Arial" style:font-family-generic="swiss" fo:font-size="14pt" fo:font-weight="bold" style:font-name-asian="ＭＳ ゴシック4" style:font-family-asian="'ＭＳ ゴシック'" style:font-family-generic-asian="swiss" style:font-size-asian="14pt" style:font-weight-asian="bold" style:font-weight-complex="bold"/>
    </style:style>
    <style:style style:name="見出し_20_9" style:display-name="見出し 9" style:family="graphic">
      <style:paragraph-properties fo:line-height="0.6cm" fo:text-align="start" style:text-autospace="none"/>
      <style:text-properties style:font-name="Liberation Sans3" fo:font-family="'Liberation Sans', Arial" style:font-family-generic="swiss" fo:font-size="14pt" fo:font-weight="bold" style:font-name-asian="ＭＳ ゴシック4" style:font-family-asian="'ＭＳ ゴシック'" style:font-family-generic-asian="swiss" style:font-size-asian="14pt" style:font-weight-asian="bold" style:font-weight-complex="bold"/>
    </style:style>
    <style:style style:name="ListLabel_20_46" style:display-name="ListLabel 46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45" style:display-name="ListLabel 45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44" style:display-name="ListLabel 44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43" style:display-name="ListLabel 43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42" style:display-name="ListLabel 42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41" style:display-name="ListLabel 41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40" style:display-name="ListLabel 40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39" style:display-name="ListLabel 39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38" style:display-name="ListLabel 38" style:family="graphic">
      <style:paragraph-properties style:text-autospace="none"/>
      <style:text-properties fo:letter-spacing="-0.004cm" style:letter-kerning="true" style:font-name-asian="IPA明朝2" style:font-family-asian="IPA明朝" style:font-size-asian="10pt"/>
    </style:style>
    <style:style style:name="ListLabel_20_37" style:display-name="ListLabel 37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36" style:display-name="ListLabel 36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35" style:display-name="ListLabel 35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34" style:display-name="ListLabel 34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33" style:display-name="ListLabel 33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32" style:display-name="ListLabel 32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31" style:display-name="ListLabel 31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30" style:display-name="ListLabel 30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29" style:display-name="ListLabel 29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28" style:display-name="ListLabel 28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27" style:display-name="ListLabel 27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26" style:display-name="ListLabel 26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25" style:display-name="ListLabel 25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24" style:display-name="ListLabel 24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23" style:display-name="ListLabel 23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22" style:display-name="ListLabel 22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21" style:display-name="ListLabel 21" style:family="graphic">
      <style:paragraph-properties style:text-autospace="none"/>
      <style:text-properties fo:letter-spacing="-0.004cm" style:letter-kerning="true" style:font-name-asian="IPA明朝2" style:font-family-asian="IPA明朝" style:font-size-asian="10pt"/>
    </style:style>
    <style:style style:name="ListLabel_20_20" style:display-name="ListLabel 20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19" style:display-name="ListLabel 19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18" style:display-name="ListLabel 18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17" style:display-name="ListLabel 17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16" style:display-name="ListLabel 16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15" style:display-name="ListLabel 15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14" style:display-name="ListLabel 14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13" style:display-name="ListLabel 13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12" style:display-name="ListLabel 12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11" style:display-name="ListLabel 11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10" style:display-name="ListLabel 10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9" style:display-name="ListLabel 9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8" style:display-name="ListLabel 8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7" style:display-name="ListLabel 7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6" style:display-name="ListLabel 6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5" style:display-name="ListLabel 5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4" style:display-name="ListLabel 4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3" style:display-name="ListLabel 3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2" style:display-name="ListLabel 2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ListLabel_20_1" style:display-name="ListLabel 1" style:family="graphic">
      <style:paragraph-properties style:text-autospace="none"/>
      <style:text-properties fo:font-style="normal" fo:font-weight="bold" style:font-name-asian="FreeSerif4" style:font-family-asian="FreeSerif" style:font-size-asian="10pt" style:font-style-asian="normal" style:font-weight-asian="bold" style:font-style-complex="normal" style:font-weight-complex="bold"/>
    </style:style>
    <style:style style:name="コメント内容_20__28_文字_29_" style:display-name="コメント内容 (文字)" style:family="graphic">
      <style:paragraph-properties style:text-autospace="none"/>
      <style:text-properties style:font-name="Tahoma1" fo:font-family="Tahoma" style:font-family-generic="roman" fo:font-size="10pt" fo:font-weight="bold" style:font-name-asian="Liberation Sans6" style:font-family-asian="'Liberation Sans', Arial" style:font-pitch-asian="variable" style:font-size-asian="10pt" style:font-weight-asian="bold" style:font-weight-complex="bold"/>
    </style:style>
    <style:style style:name="コメント文字列_20__28_文字_29_" style:display-name="コメント文字列 (文字)" style:family="graphic">
      <style:paragraph-properties style:text-autospace="none"/>
      <style:text-properties style:font-name="Tahoma1" fo:font-family="Tahoma" style:font-family-generic="roman" fo:font-size="20pt" style:font-name-asian="Liberation Sans6" style:font-family-asian="'Liberation Sans', Arial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吹き出し_20__28_文字_29_" style:display-name="吹き出し (文字)" style:family="graphic">
      <style:paragraph-properties style:text-autospace="none"/>
      <style:text-properties style:font-name="Arial1" fo:font-family="Arial" style:font-family-generic="roman" fo:font-size="9pt" style:font-name-asian="Tahoma3" style:font-family-asian="Tahoma" style:font-pitch-asian="variable" style:font-size-asian="9pt"/>
    </style:style>
    <style:style style:name="line_20_number" style:display-name="line number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9pt" style:font-size-asian="9pt" style:font-size-complex="9pt"/>
    </style:style>
    <style:style style:name="索引ジャンプ" style:family="graphic">
      <style:paragraph-properties style:text-autospace="none"/>
    </style:style>
    <style:style style:name="_2605_参考文献番号文字" style:display-name="★参考文献番号文字" style:family="graphic">
      <style:paragraph-properties style:text-autospace="none"/>
      <style:text-properties style:font-name="Times New Roman1" fo:font-family="'Times New Roman'" style:font-family-generic="roman" fo:font-size="10pt" fo:letter-spacing="-0.004cm" style:letter-kerning="true" style:font-name-asian="Times New Roman3" style:font-family-asian="'Times New Roman'" style:font-pitch-asian="variable"/>
    </style:style>
    <style:style style:name="Line_20_numbering" style:display-name="Line numbering" style:family="graphic">
      <style:paragraph-properties style:text-autospace="none"/>
      <style:text-properties fo:font-size="8pt" style:font-size-asian="8pt" style:font-size-complex="8pt"/>
    </style:style>
    <style:style style:name="強調" style:family="graphic">
      <style:paragraph-properties style:text-autospace="none"/>
      <style:text-properties fo:font-style="italic" style:font-style-asian="italic" style:font-style-complex="italic"/>
    </style:style>
    <style:style style:name="引用" style:family="graphic">
      <style:paragraph-properties style:text-autospace="none"/>
      <style:text-properties fo:font-style="italic" style:font-style-asian="italic" style:font-style-complex="italic"/>
    </style:style>
    <style:style style:name="箇条書き" style:family="graphic">
      <style:paragraph-properties style:text-autospace="none"/>
      <style:text-properties style:font-name="OpenSymbol1" fo:font-family="OpenSymbol, 'Arial Unicode MS'" style:font-family-generic="roman" style:font-name-asian="OpenSymbol3" style:font-family-asian="OpenSymbol, 'Arial Unicode MS'" style:font-pitch-asian="variable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graphic">
      <style:paragraph-properties style:text-autospace="none"/>
      <style:text-properties style:font-name="Times New Roman1" fo:font-family="'Times New Roman'" style:font-family-generic="roman" style:font-name-asian="Times New Roman3" style:font-family-asian="'Times New Roman'" style:font-pitch-asian="variable"/>
    </style:style>
    <style:style style:name="キャプションの文字" style:family="graphic">
      <style:paragraph-properties style:text-autospace="none"/>
      <style:text-properties style:font-name="Arial1" fo:font-family="Arial" style:font-family-generic="roman" fo:font-size="8pt" style:font-name-asian="Arial" style:font-family-asian="Arial" style:font-pitch-asian="variable"/>
    </style:style>
    <style:style style:name="番号付け記号" style:family="graphic">
      <style:paragraph-properties style:text-autospace="none"/>
      <style:text-properties style:font-name="FreeSerif1" fo:font-family="FreeSerif" style:font-family-generic="roman" fo:font-size="10pt" fo:font-style="normal" fo:font-weight="bold" style:font-name-asian="FreeSerif3" style:font-family-asian="FreeSerif" style:font-pitch-asian="variable" style:font-size-asian="8pt" style:font-style-asian="normal" style:font-weight-asian="bold" style:font-style-complex="normal" style:font-weight-complex="bold"/>
    </style:style>
    <style:style style:name="Revision" style:family="graphic">
      <style:paragraph-properties fo:text-align="start" style:text-autospace="none"/>
      <style:text-properties style:font-name="Tahoma1" fo:font-family="Tahoma" style:font-family-generic="roman" fo:font-size="20pt" fo:language="en" fo:country="US" style:letter-kerning="true" style:font-name-asian="Liberation Sans6" style:font-family-asian="'Liberation Sans', Arial" style:font-pitch-asian="variable" style:language-asian="en" style:country-asian="US"/>
    </style:style>
    <style:style style:name="annotation_20_subject" style:display-name="annotation subject" style:family="graphic">
      <style:paragraph-properties fo:line-height="100%" fo:text-align="start" style:text-autospace="none"/>
      <style:text-properties fo:font-weight="bold" style:font-name-asian="Liberation Sans6" style:font-family-asian="'Liberation Sans', Arial" style:font-pitch-asian="variable" style:font-size-asian="10pt" style:font-weight-asian="bold" style:font-weight-complex="bold"/>
    </style:style>
    <style:style style:name="annotation_20_text" style:display-name="annotation text" style:family="graphic">
      <style:paragraph-properties style:line-height-at-least="0.623cm" fo:text-align="start" style:text-autospace="none"/>
      <style:text-properties style:font-name-asian="Liberation Sans6" style:font-family-asian="'Liberation Sans', Arial" style:font-pitch-asian="variable"/>
    </style:style>
    <style:style style:name="Balloon_20_Text" style:display-name="Balloon Text" style:family="graphic">
      <style:paragraph-properties fo:line-height="100%" fo:text-align="start" style:text-autospace="none"/>
      <style:text-properties style:font-name="Arial1" fo:font-family="Arial" style:font-family-generic="roman" fo:font-size="9pt" style:font-name-asian="Tahoma3" style:font-family-asian="Tahoma" style:font-pitch-asian="variable" style:font-size-asian="9pt"/>
    </style:style>
    <style:style style:name="_2605_試験結果表" style:display-name="★試験結果表" style:family="graphic">
      <style:paragraph-properties fo:line-height="100%" fo:text-align="center" style:text-autospace="none"/>
      <style:text-properties style:font-name="Times New Roman1" fo:font-family="'Times New Roman'" style:font-family-generic="roman" fo:font-size="8pt" style:font-name-asian="FreeSerif3" style:font-family-asian="FreeSerif" style:font-pitch-asian="variable"/>
    </style:style>
    <style:style style:name="Contents_20_3" style:display-name="Contents 3" style:family="graphic">
      <style:paragraph-properties fo:line-height="120%" fo:text-align="start" style:text-autospace="none"/>
      <style:text-properties fo:font-size="12pt" style:font-size-asian="12pt" style:font-size-complex="12pt"/>
    </style:style>
    <style:style style:name="Contents_20_2" style:display-name="Contents 2" style:family="graphic">
      <style:paragraph-properties fo:line-height="120%" fo:text-align="start" style:text-autospace="none"/>
      <style:text-properties fo:font-size="12pt" style:font-size-asian="12pt" style:font-size-complex="12pt"/>
    </style:style>
    <style:style style:name="Contents_20_1" style:display-name="Contents 1" style:family="graphic">
      <style:paragraph-properties fo:line-height="120%" fo:text-align="start" style:text-autospace="none"/>
      <style:text-properties fo:font-size="12pt" style:font-size-asian="12pt" style:font-size-complex="12pt"/>
    </style:style>
    <style:style style:name="Contents_20_Heading" style:display-name="Contents Heading" style:family="graphic">
      <style:paragraph-properties fo:line-height="0.6cm" fo:text-align="start" style:text-autospace="none"/>
      <style:text-properties style:font-name="Liberation Sans3" fo:font-family="'Liberation Sans', Arial" style:font-family-generic="swiss" fo:font-size="14pt" style:font-name-asian="ＭＳ ゴシック4" style:font-family-asian="'ＭＳ ゴシック'" style:font-family-generic-asian="swiss" style:font-size-asian="14pt"/>
    </style:style>
    <style:style style:name="Footnote" style:family="graphic">
      <style:paragraph-properties fo:margin-left="0.97cm" fo:margin-right="0cm" fo:line-height="0.319cm" fo:text-align="start" fo:text-indent="-0.97cm" style:text-autospace="none"/>
      <style:text-properties style:font-name-asian="IPA モナー 明朝2" style:font-family-asian="'IPA モナー 明朝'" style:font-size-asian="7pt"/>
    </style:style>
    <style:style style:name="Standard" style:family="graphic">
      <style:paragraph-properties fo:line-height="120%" fo:text-align="start" style:text-autospace="none"/>
      <style:text-properties style:font-name="Liberation Serif1" fo:font-family="'Liberation Serif', 'Times New Roman'" style:font-family-generic="roman" fo:language="en" fo:country="US" style:letter-kerning="true" style:font-name-asian="Tahoma3" style:font-family-asian="Tahoma" style:font-pitch-asian="variable" style:font-size-asian="8pt" style:language-asian="en" style:country-asian="US" style:font-name-complex="Liberation Serif1" style:font-family-complex="'Liberation Serif', 'Times New Roman'" style:font-family-generic-complex="roman"/>
    </style:style>
    <style:style style:name="数式" style:family="graphic">
      <style:paragraph-properties fo:margin-left="0cm" fo:margin-right="0cm" fo:line-height="100%" fo:text-align="center" fo:text-indent="1.764cm" style:text-autospace="none"/>
      <style:text-properties style:font-name="Times New Roman1" fo:font-family="'Times New Roman'" style:font-family-generic="roman" fo:font-size="9.5pt" fo:letter-spacing="-0.004cm" style:font-name-asian="Times New Roman3" style:font-family-asian="'Times New Roman'" style:font-pitch-asian="variable"/>
    </style:style>
    <style:style style:name="Text_20_body" style:display-name="Text body" style:family="graphic">
      <style:paragraph-properties fo:margin-left="0cm" fo:margin-right="0cm" fo:line-height="120%" fo:text-align="justify" fo:text-indent="1.764cm" style:text-autospace="none"/>
      <style:text-properties style:font-name="Times New Roman1" fo:font-family="'Times New Roman'" style:font-family-generic="roman" fo:font-size="10pt" fo:letter-spacing="-0.004cm" style:font-name-asian="Times New Roman3" style:font-family-asian="'Times New Roman'" style:font-pitch-asian="variable"/>
    </style:style>
    <style:style style:name="ヘッダー" style:family="graphic">
      <style:paragraph-properties fo:line-height="120%" fo:text-align="start" style:text-autospace="none"/>
      <style:text-properties fo:font-size="8pt" style:font-size-asian="8pt" style:font-size-complex="8pt"/>
    </style:style>
    <style:style style:name="フッター" style:family="graphic">
      <style:paragraph-properties fo:line-height="120%" fo:text-align="start" style:text-autospace="none"/>
      <style:text-properties fo:font-size="8pt" style:font-size-asian="8pt" style:font-size-complex="8pt"/>
    </style:style>
    <style:style style:name="_2605_タイトル" style:display-name="★タイトル" style:family="graphic">
      <style:paragraph-properties fo:margin-left="0cm" fo:margin-right="0cm" fo:line-height="150%" fo:text-align="center" fo:text-indent="1.764cm" style:text-autospace="none"/>
      <style:text-properties fo:color="#00000a" loext:opacity="100%" style:font-name="Times New Roman1" fo:font-family="'Times New Roman'" style:font-family-generic="roman" fo:font-size="14pt" fo:letter-spacing="-0.004cm" style:font-name-asian="Times New Roman3" style:font-family-asian="'Times New Roman'" style:font-pitch-asian="variable" style:font-size-asian="14pt"/>
    </style:style>
    <style:style style:name="_2605_参考文献" style:display-name="★参考文献" style:family="graphic">
      <style:paragraph-properties fo:margin-left="0cm" fo:margin-right="0cm" fo:line-height="120%" fo:text-align="justify" fo:text-indent="1.764cm" style:text-autospace="none">
        <style:tab-stops>
          <style:tab-stop style:position="0.706cm"/>
        </style:tab-stops>
      </style:paragraph-properties>
      <style:text-properties style:font-name="Times New Roman1" fo:font-family="'Times New Roman'" style:font-family-generic="roman" fo:font-size="10pt" fo:letter-spacing="-0.004cm" style:font-name-asian="Times New Roman3" style:font-family-asian="'Times New Roman'" style:font-pitch-asian="variable"/>
    </style:style>
    <style:style style:name="参考文献" style:family="graphic">
      <style:paragraph-properties fo:margin-left="0.706cm" fo:margin-right="0cm" fo:line-height="0.49cm" fo:text-align="start" fo:text-indent="-0.706cm" style:text-autospace="none"/>
      <style:text-properties style:font-name-asian="IPA明朝2" style:font-family-asian="IPA明朝" style:font-size-asian="8pt"/>
    </style:style>
    <style:style style:name="_2605_英文抄録_ff12_" style:display-name="★英文抄録２" style:family="graphic">
      <style:paragraph-properties fo:margin-left="1.764cm" fo:margin-right="1.764cm" fo:line-height="0.42cm" fo:text-align="justify" fo:text-indent="0cm" style:text-autospace="none">
        <style:tab-stops>
          <style:tab-stop style:position="3.528cm"/>
          <style:tab-stop style:position="4.618cm"/>
        </style:tab-stops>
      </style:paragraph-properties>
      <style:text-properties style:font-name="FreeSerif1" fo:font-family="FreeSerif" style:font-family-generic="roman" fo:font-size="10pt" fo:letter-spacing="normal" style:font-name-asian="FreeSerif3" style:font-family-asian="FreeSerif" style:font-pitch-asian="variable" style:font-size-asian="8pt"/>
    </style:style>
    <style:style style:name="英文抄録" style:family="graphic">
      <style:paragraph-properties fo:margin-left="1.764cm" fo:margin-right="1.764cm" fo:line-height="100%" fo:text-align="justify" fo:text-indent="0cm" style:text-autospace="none">
        <style:tab-stops>
          <style:tab-stop style:position="3.528cm"/>
          <style:tab-stop style:position="4.618cm"/>
        </style:tab-stops>
      </style:paragraph-properties>
      <style:text-properties style:font-name="FreeSerif1" fo:font-family="FreeSerif" style:font-family-generic="roman" fo:font-size="10pt" fo:letter-spacing="normal" style:font-name-asian="FreeSerif3" style:font-family-asian="FreeSerif" style:font-pitch-asian="variable" style:font-size-asian="8pt"/>
    </style:style>
    <style:style style:name="講義用テンプレート_7e_LT_7e_Hintergrund" style:display-name="講義用テンプレート~LT~Hintergrund" style:family="graphic">
      <style:paragraph-properties fo:text-align="start" style:text-autospace="none"/>
      <style:text-properties style:font-name="Times New Roman1" fo:font-family="'Times New Roman'" style:font-family-generic="roman" fo:font-size="12pt" fo:language="en" fo:country="US" style:letter-kerning="true" style:font-name-asian="Liberation Sans6" style:font-family-asian="'Liberation Sans', Arial" style:font-pitch-asian="variable" style:language-asian="en" style:country-asian="US"/>
    </style:style>
    <style:style style:name="講義用テンプレート_7e_LT_7e_Hintergrundobjekte" style:display-name="講義用テンプレート~LT~Hintergrundobjekte" style:family="graphic">
      <style:paragraph-properties fo:text-align="start" style:text-autospace="none"/>
      <style:text-properties style:font-name="Times New Roman1" fo:font-family="'Times New Roman'" style:font-family-generic="roman" fo:font-size="12pt" fo:language="en" fo:country="US" style:letter-kerning="true" style:font-name-asian="Liberation Sans6" style:font-family-asian="'Liberation Sans', Arial" style:font-pitch-asian="variable" style:language-asian="en" style:country-asian="US"/>
    </style:style>
    <style:style style:name="講義用テンプレート_7e_LT_7e_Notizen" style:display-name="講義用テンプレート~LT~Notizen" style:family="graphic">
      <style:paragraph-properties fo:margin-left="1.058cm" fo:margin-right="0cm" fo:text-align="start" fo:text-indent="0cm" style:text-autospace="none"/>
      <style:text-properties style:font-name="Tahoma1" fo:font-family="Tahoma" style:font-family-generic="roman" fo:font-size="20pt" fo:language="en" fo:country="US" style:letter-kerning="true" style:font-name-asian="Liberation Sans6" style:font-family-asian="'Liberation Sans', Arial" style:font-pitch-asian="variable" style:language-asian="en" style:country-asian="US"/>
    </style:style>
    <style:style style:name="講義用テンプレート_7e_LT_7e_Untertitel" style:display-name="講義用テンプレート~LT~Untertitel" style:family="graphic">
      <style:paragraph-properties fo:text-align="center" style:text-autospace="none"/>
      <style:text-properties style:font-name="Tahoma1" fo:font-family="Tahoma" style:font-family-generic="roman" fo:font-size="32pt" fo:language="en" fo:country="US" style:letter-kerning="true" style:font-name-asian="Liberation Sans6" style:font-family-asian="'Liberation Sans', Arial" style:font-pitch-asian="variable" style:language-asian="en" style:country-asian="US"/>
    </style:style>
    <style:style style:name="講義用テンプレート_7e_LT_7e_Titel" style:display-name="講義用テンプレート~LT~Titel" style:family="graphic">
      <style:paragraph-properties fo:text-align="start" style:text-autospace="none"/>
      <style:text-properties style:font-name="Tahoma1" fo:font-family="Tahoma" style:font-family-generic="roman" fo:font-size="26pt" fo:language="en" fo:country="US" style:letter-kerning="true" style:font-name-asian="Liberation Sans6" style:font-family-asian="'Liberation Sans', Arial" style:font-pitch-asian="variable" style:language-asian="en" style:country-asian="US"/>
    </style:style>
    <style:style style:name="講義用テンプレート_7e_LT_7e_Gliederung_20_9" style:display-name="講義用テンプレート~LT~Gliederung 9" style:family="graphic">
      <style:paragraph-properties fo:margin-left="19.05cm" fo:margin-right="0cm" fo:margin-top="0cm" fo:margin-bottom="0.178cm" fo:text-align="start" fo:text-indent="0cm" style:text-autospace="none"/>
      <style:text-properties style:font-name="Tahoma1" fo:font-family="Tahoma" style:font-family-generic="roman" fo:font-size="20pt" style:font-name-asian="Tahoma3" style:font-family-asian="Tahoma" style:font-pitch-asian="variable"/>
    </style:style>
    <style:style style:name="講義用テンプレート_7e_LT_7e_Gliederung_20_8" style:display-name="講義用テンプレート~LT~Gliederung 8" style:family="graphic">
      <style:paragraph-properties fo:margin-left="16.935cm" fo:margin-right="0cm" fo:margin-top="0cm" fo:margin-bottom="0.178cm" fo:text-align="start" fo:text-indent="0cm" style:text-autospace="none"/>
      <style:text-properties style:font-name="Tahoma1" fo:font-family="Tahoma" style:font-family-generic="roman" fo:font-size="20pt" style:font-name-asian="Tahoma3" style:font-family-asian="Tahoma" style:font-pitch-asian="variable"/>
    </style:style>
    <style:style style:name="講義用テンプレート_7e_LT_7e_Gliederung_20_7" style:display-name="講義用テンプレート~LT~Gliederung 7" style:family="graphic">
      <style:paragraph-properties fo:margin-left="14.817cm" fo:margin-right="0cm" fo:margin-top="0cm" fo:margin-bottom="0.178cm" fo:text-align="start" fo:text-indent="0cm" style:text-autospace="none"/>
      <style:text-properties style:font-name="Tahoma1" fo:font-family="Tahoma" style:font-family-generic="roman" fo:font-size="22pt" style:font-name-asian="Tahoma3" style:font-family-asian="Tahoma" style:font-pitch-asian="variable"/>
    </style:style>
    <style:style style:name="講義用テンプレート_7e_LT_7e_Gliederung_20_6" style:display-name="講義用テンプレート~LT~Gliederung 6" style:family="graphic">
      <style:paragraph-properties fo:margin-left="12.7cm" fo:margin-right="0cm" fo:margin-top="0cm" fo:margin-bottom="0.178cm" fo:text-align="start" fo:text-indent="0cm" style:text-autospace="none"/>
      <style:text-properties style:font-name="Tahoma1" fo:font-family="Tahoma" style:font-family-generic="roman" fo:font-size="22pt" style:font-name-asian="Tahoma3" style:font-family-asian="Tahoma" style:font-pitch-asian="variable"/>
    </style:style>
    <style:style style:name="講義用テンプレート_7e_LT_7e_Gliederung_20_5" style:display-name="講義用テンプレート~LT~Gliederung 5" style:family="graphic">
      <style:paragraph-properties fo:margin-left="10.585cm" fo:margin-right="0cm" fo:margin-top="0cm" fo:margin-bottom="0.178cm" fo:text-align="start" fo:text-indent="0cm" style:text-autospace="none"/>
      <style:text-properties style:font-name="Tahoma1" fo:font-family="Tahoma" style:font-family-generic="roman" fo:font-size="22pt" style:font-name-asian="Tahoma3" style:font-family-asian="Tahoma" style:font-pitch-asian="variable"/>
    </style:style>
    <style:style style:name="講義用テンプレート_7e_LT_7e_Gliederung_20_4" style:display-name="講義用テンプレート~LT~Gliederung 4" style:family="graphic">
      <style:paragraph-properties fo:margin-left="8.467cm" fo:margin-right="0cm" fo:margin-top="0cm" fo:margin-bottom="0.351cm" fo:text-align="start" fo:text-indent="0cm" style:text-autospace="none"/>
      <style:text-properties style:font-name="Tahoma1" fo:font-family="Tahoma" style:font-family-generic="roman" fo:font-size="22pt" style:font-name-asian="Tahoma3" style:font-family-asian="Tahoma" style:font-pitch-asian="variable"/>
    </style:style>
    <style:style style:name="講義用テンプレート_7e_LT_7e_Gliederung_20_3" style:display-name="講義用テンプレート~LT~Gliederung 3" style:family="graphic">
      <style:paragraph-properties fo:margin-left="6.35cm" fo:margin-right="0cm" fo:margin-top="0cm" fo:margin-bottom="0.529cm" fo:text-align="start" fo:text-indent="0cm" style:text-autospace="none"/>
      <style:text-properties style:font-name="Tahoma1" fo:font-family="Tahoma" style:font-family-generic="roman" fo:font-size="22pt" style:font-name-asian="Tahoma3" style:font-family-asian="Tahoma" style:font-pitch-asian="variable"/>
    </style:style>
    <style:style style:name="講義用テンプレート_7e_LT_7e_Gliederung_20_2" style:display-name="講義用テンプレート~LT~Gliederung 2" style:family="graphic">
      <style:paragraph-properties fo:margin-left="0.88cm" fo:margin-right="0cm" fo:margin-top="0cm" fo:margin-bottom="0.706cm" fo:text-align="start" fo:text-indent="0cm" style:text-autospace="none"/>
      <style:text-properties style:font-name="Tahoma1" fo:font-family="Tahoma" style:font-family-generic="roman" fo:font-size="22pt" style:font-name-asian="Tahoma3" style:font-family-asian="Tahoma" style:font-pitch-asian="variable"/>
    </style:style>
    <style:style style:name="講義用テンプレート_7e_LT_7e_Gliederung_20_1" style:display-name="講義用テンプレート~LT~Gliederung 1" style:family="graphic">
      <style:paragraph-properties fo:margin-top="0cm" fo:margin-bottom="0.88cm" fo:text-align="start" style:text-autospace="none"/>
      <style:text-properties style:font-name="Tahoma1" fo:font-family="Tahoma" style:font-family-generic="roman" fo:font-size="24pt" fo:language="en" fo:country="US" style:letter-kerning="true" style:font-name-asian="Liberation Sans6" style:font-family-asian="'Liberation Sans', Arial" style:font-pitch-asian="variable" style:language-asian="en" style:country-asian="US"/>
    </style:style>
    <style:style style:name="_2605_数式枠内" style:display-name="★数式枠内" style:family="graphic">
      <style:paragraph-properties fo:line-height="100%" fo:text-align="center" style:text-autospace="none"/>
      <style:text-properties style:font-name-asian="FreeSerif3" style:font-family-asian="FreeSerif" style:font-pitch-asian="variable" style:font-size-asian="8pt"/>
    </style:style>
    <style:style style:name="箇条書き_20_1_20_始め" style:display-name="箇条書き 1 始め" style:family="graphic">
      <style:paragraph-properties fo:margin-left="1.12cm" fo:margin-right="0cm" fo:margin-top="0.746cm" fo:margin-bottom="0.374cm" fo:line-height="120%" fo:text-align="justify" fo:text-indent="-1.12cm" style:text-autospace="none"/>
      <style:text-properties style:font-name="Times New Roman1" fo:font-family="'Times New Roman'" style:font-family-generic="roman" fo:font-size="12pt" fo:letter-spacing="-0.004cm" style:font-name-asian="Times New Roman3" style:font-family-asian="'Times New Roman'" style:font-pitch-asian="variable"/>
    </style:style>
    <style:style style:name="付録本文" style:family="graphic">
      <style:paragraph-properties fo:margin-left="0cm" fo:margin-right="0cm" fo:line-height="0.4cm" fo:text-align="justify" fo:text-indent="1.764cm" style:text-autospace="none"/>
      <style:text-properties style:font-name="Times New Roman1" fo:font-family="'Times New Roman'" style:font-family-generic="roman" fo:font-size="7pt" fo:letter-spacing="0.028cm" style:font-name-asian="Times New Roman3" style:font-family-asian="'Times New Roman'" style:font-pitch-asian="variable" style:font-size-asian="7pt"/>
    </style:style>
    <style:style style:name="リストの見出し" style:family="graphic">
      <style:paragraph-properties fo:line-height="120%" fo:text-align="start" style:text-autospace="none"/>
      <style:text-properties fo:font-size="8pt" style:font-size-asian="8pt" style:font-size-complex="8pt"/>
    </style:style>
    <style:style style:name="キーワード" style:family="graphic">
      <style:paragraph-properties fo:margin-left="0cm" fo:margin-right="0cm" fo:line-height="120%" fo:text-align="center" fo:text-indent="1.764cm" style:text-autospace="none"/>
      <style:text-properties style:font-name="Times New Roman1" fo:font-family="'Times New Roman'" style:font-family-generic="roman" fo:font-size="8pt" fo:letter-spacing="0.018cm" fo:font-style="italic" style:font-name-asian="Times New Roman3" style:font-family-asian="'Times New Roman'" style:font-pitch-asian="variable" style:font-size-asian="8pt" style:font-style-asian="italic" style:font-style-complex="italic"/>
    </style:style>
    <style:style style:name="英サブタイトル" style:family="graphic">
      <style:paragraph-properties fo:margin-left="0cm" fo:margin-right="0cm" fo:line-height="120%" fo:text-align="center" fo:text-indent="0.041cm" style:text-autospace="none"/>
      <style:text-properties style:font-name="Times New Roman1" fo:font-family="'Times New Roman'" style:font-family-generic="roman" fo:font-size="9pt" fo:letter-spacing="-0.004cm" style:font-name-asian="Times New Roman3" style:font-family-asian="'Times New Roman'" style:font-pitch-asian="variable" style:font-size-asian="9pt"/>
    </style:style>
    <style:style style:name="英タイトル" style:family="graphic">
      <style:paragraph-properties fo:margin-left="0cm" fo:margin-right="0cm" fo:line-height="120%" fo:text-align="center" fo:text-indent="1.764cm" style:text-autospace="none"/>
      <style:text-properties style:font-name="Times New Roman1" fo:font-family="'Times New Roman'" style:font-family-generic="roman" fo:font-size="10pt" fo:letter-spacing="-0.004cm" style:font-name-asian="Times New Roman3" style:font-family-asian="'Times New Roman'" style:font-pitch-asian="variable"/>
    </style:style>
    <style:style style:name="黄表紙訂正用" style:family="graphic">
      <style:paragraph-properties fo:margin-left="0cm" fo:margin-right="0cm" fo:line-height="130%" fo:text-align="justify" fo:text-indent="0.706cm" style:text-autospace="none"/>
      <style:text-properties style:font-name="Times New Roman1" fo:font-family="'Times New Roman'" style:font-family-generic="roman" fo:font-size="8pt" fo:letter-spacing="0.028cm" style:letter-kerning="false" style:font-name-asian="Times New Roman3" style:font-family-asian="'Times New Roman'" style:font-pitch-asian="variable" style:font-size-asian="8pt"/>
    </style:style>
    <style:style style:name="箇条書き_20_1" style:display-name="箇条書き 1" style:family="graphic">
      <style:paragraph-properties fo:margin-left="0cm" fo:margin-right="0cm" fo:line-height="120%" fo:text-align="justify" fo:text-indent="1.764cm" style:text-autospace="none"/>
      <style:text-properties style:font-name="Times New Roman1" fo:font-family="'Times New Roman'" style:font-family-generic="roman" fo:font-size="12pt" fo:letter-spacing="-0.004cm" style:font-name-asian="Times New Roman3" style:font-family-asian="'Times New Roman'" style:font-pitch-asian="variable"/>
    </style:style>
    <style:style style:name="文末脚注" style:family="graphic">
      <style:paragraph-properties fo:margin-left="0.88cm" fo:margin-right="0cm" fo:line-height="120%" fo:text-align="start" fo:text-indent="-0.88cm" style:text-autospace="none"/>
      <style:text-properties fo:font-size="10pt" style:font-size-asian="10pt" style:font-size-complex="10pt"/>
    </style:style>
    <style:style style:name="見出し_20_10" style:display-name="見出し 10" style:family="graphic">
      <style:paragraph-properties fo:line-height="0.6cm" fo:text-align="start" style:text-autospace="none"/>
      <style:text-properties style:font-name="Liberation Sans3" fo:font-family="'Liberation Sans', Arial" style:font-family-generic="swiss" fo:font-size="14pt" fo:font-weight="bold" style:font-name-asian="ＭＳ ゴシック4" style:font-family-asian="'ＭＳ ゴシック'" style:font-family-generic-asian="swiss" style:font-size-asian="14pt" style:font-weight-asian="bold" style:font-weight-complex="bold"/>
    </style:style>
    <style:style style:name="参考文献リスト" style:family="graphic">
      <style:paragraph-properties fo:margin-left="0.884cm" fo:margin-right="0cm" fo:line-height="0.4cm" fo:text-align="justify" fo:text-indent="-0.884cm" style:text-autospace="none">
        <style:tab-stops>
          <style:tab-stop style:position="2.648cm"/>
        </style:tab-stops>
      </style:paragraph-properties>
      <style:text-properties style:font-name="Times New Roman1" fo:font-family="'Times New Roman'" style:font-family-generic="roman" fo:font-size="7pt" fo:letter-spacing="0.025cm" style:font-name-asian="Times New Roman3" style:font-family-asian="'Times New Roman'" style:font-pitch-asian="variable"/>
    </style:style>
    <style:style style:name="図" style:family="graphic">
      <style:paragraph-properties fo:margin-top="0cm" fo:margin-bottom="0cm" fo:line-height="150%" fo:text-align="start" style:text-autospace="none"/>
      <style:text-properties style:font-name="Times New Roman1" fo:font-family="'Times New Roman'" style:font-family-generic="roman" fo:font-size="10pt" fo:font-style="normal" style:font-name-asian="FreeSans4" style:font-family-asian="FreeSans" style:font-pitch-asian="variable" style:font-style-asian="normal" style:font-style-complex="normal"/>
    </style:style>
    <style:style style:name="caption" style:family="graphic">
      <style:paragraph-properties fo:margin-top="0.66cm" fo:margin-bottom="0.66cm" fo:text-align="start" style:text-autospace="none"/>
      <style:text-properties style:font-name="IPA モナー Pゴシック1" fo:font-family="'IPA モナー Pゴシック'" style:font-family-generic="roman" fo:font-size="12pt" fo:language="en" fo:country="US" fo:font-style="italic" style:letter-kerning="true" style:font-name-asian="Liberation Sans6" style:font-family-asian="'Liberation Sans', Arial" style:font-pitch-asian="variable" style:language-asian="en" style:country-asian="US" style:font-style-asian="italic" style:font-style-complex="italic"/>
    </style:style>
    <style:style style:name="枠の内容" style:family="graphic">
      <style:paragraph-properties fo:margin-left="0cm" fo:margin-right="0cm" fo:line-height="100%" fo:text-align="justify" fo:text-indent="1.764cm" style:text-autospace="none"/>
      <style:text-properties style:font-name="Times New Roman1" fo:font-family="'Times New Roman'" style:font-family-generic="roman" fo:font-size="10pt" fo:letter-spacing="-0.004cm" style:font-name-asian="Times New Roman3" style:font-family-asian="'Times New Roman'" style:font-pitch-asian="variable"/>
    </style:style>
    <style:style style:name="写真" style:family="graphic">
      <style:paragraph-properties fo:margin-top="0.66cm" fo:margin-bottom="0.66cm" fo:text-align="start" style:text-autospace="none"/>
      <style:text-properties style:font-name="IPA モナー Pゴシック1" fo:font-family="'IPA モナー Pゴシック'" style:font-family-generic="roman" fo:font-style="italic" style:font-name-asian="Liberation Sans6" style:font-family-asian="'Liberation Sans', Arial" style:font-pitch-asian="variable" style:font-style-asian="italic" style:font-style-complex="italic"/>
    </style:style>
    <style:style style:name="Plain_20_Text" style:display-name="Plain Text" style:family="graphic">
      <style:paragraph-properties fo:line-height="120%" fo:text-align="start" style:text-autospace="none"/>
      <style:text-properties fo:font-size="8pt" style:font-size-asian="8pt" style:font-size-complex="8pt"/>
    </style:style>
    <style:style style:name="見出し_20_1" style:display-name="見出し 1" style:family="graphic">
      <style:paragraph-properties fo:margin-top="0.746cm" fo:margin-bottom="0.374cm" style:text-autospace="none"/>
      <style:text-properties style:font-name="FreeSans1" fo:font-family="FreeSans" style:font-family-generic="swiss" style:font-pitch="variable" fo:font-size="13pt" style:font-name-asian="IPA モナー Pゴシック3" style:font-family-asian="'IPA モナー Pゴシック'" style:font-pitch-asian="variable"/>
    </style:style>
    <style:style style:name="見出し_20_2" style:display-name="見出し 2" style:family="graphic">
      <style:paragraph-properties fo:margin-top="0.746cm" fo:margin-bottom="0.374cm" style:text-autospace="none"/>
      <style:text-properties style:font-name="FreeSans1" fo:font-family="FreeSans" style:font-family-generic="swiss" style:font-pitch="variable" style:font-name-asian="IPA Pゴシック2" style:font-family-asian="'IPA Pゴシック'" style:font-family-generic-asian="swiss" style:font-pitch-asian="fixed"/>
    </style:style>
    <style:style style:name="本文" style:family="graphic">
      <style:paragraph-properties fo:margin-top="0cm" fo:margin-bottom="0.374cm" style:text-autospace="none"/>
      <style:text-properties style:font-name-asian="IPA P明朝2" style:font-family-asian="'IPA P明朝'" style:font-pitch-asian="fixed"/>
    </style:style>
    <style:style style:name="_2605_18白字緑地" style:display-name="★18白字緑地" style:family="graphic" style:parent-style-name="_2605_背景薄黄">
      <style:graphic-properties draw:stroke="solid" draw:stroke-dash="Dashed_20__28_var_29__20_1" svg:stroke-width="0.028cm" svg:stroke-color="#00008b" draw:marker-start-width="0.242cm" draw:marker-start-center="false" draw:marker-end-width="0.242cm" draw:marker-end-center="false" svg:stroke-opacity="100%" draw:stroke-linejoin="round" svg:stroke-linecap="butt" draw:fill="gradient" draw:fill-color="#ffefd5" draw:secondary-fill-color="#729fcf" draw:fill-gradient-name="Gradient_20_39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09cm" fo:min-width="14.419cm" fo:padding-top="0.139cm" fo:padding-bottom="0.139cm" fo:padding-left="0.264cm" fo:padding-right="0.264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_2605_18白字緑地" style:display-name="★18白字緑地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font-independent-line-spacing="fals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M+ 1p medium1" fo:font-family="'M+ 1p medium'" style:font-style-name="標準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+ 1p regular" style:font-family-asian="'M+ 1p regular'" style:font-pitch-asian="variable" style:font-size-asian="18pt" style:language-asian="ja" style:country-asian="JP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2605_吹き出し12白文字緑地" style:display-name="★吹き出し12白文字緑地" style:family="graphic" style:parent-style-name="_2605_18白字緑地">
      <style:graphic-properties draw:stroke="solid" draw:stroke-dash="Dashed_20__28_var_29__20_1" svg:stroke-width="0.028cm" svg:stroke-color="#00008b" draw:marker-start-width="0.242cm" draw:marker-start-center="false" draw:marker-end-width="0.242cm" draw:marker-end-center="false" svg:stroke-opacity="100%" draw:stroke-linejoin="round" svg:stroke-linecap="butt" draw:fill="gradient" draw:fill-color="#ffefd5" draw:secondary-fill-color="#729fcf" draw:fill-gradient-name="Gradient_20_39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892cm" fo:min-width="9.844cm" fo:padding-top="0.139cm" fo:padding-bottom="0.139cm" fo:padding-left="0.264cm" fo:padding-right="0.264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_2605_吹き出し12白文字緑地" style:display-name="★吹き出し12白文字緑地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font-independent-line-spacing="fals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M+ 1p regular" fo:font-family="'M+ 1p regular'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+ 1p regular" style:font-family-asian="'M+ 1p regular'" style:font-pitch-asian="variable" style:font-size-asian="12pt" style:language-asian="ja" style:country-asian="JP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2605_12赤地" style:display-name="★12赤地" style:family="graphic" style:parent-style-name="_2605_吹き出し12白文字緑地">
      <style:graphic-properties svg:stroke-color="#dc0000" draw:fill="gradient" draw:fill-gradient-name="Gradient_20_42" fo:min-height="1.946cm" fo:min-width="6.51cm" text:animation-delay="P0D"/>
    </style:style>
    <style:style style:name="_2605_18青グラデ地" style:display-name="★18青グラデ地" style:family="graphic" style:parent-style-name="_2605_12赤地">
      <style:graphic-properties draw:stroke="none" draw:fill="solid" draw:fill-color="#0000b0" draw:gradient-step-count="64" draw:opacity-name="Transparency_20_3" fo:min-height="1.591cm" fo:min-width="0.472cm" text:animation-delay="P0D"/>
      <style:text-properties fo:font-size="18pt" style:font-size-asian="18pt"/>
    </style:style>
    <style:style style:name="_2605_赤枠" style:display-name="★赤枠" style:family="graphic" style:parent-style-name="standard">
      <style:graphic-properties draw:stroke-dash="Dashed_20__28_var_29__20_1" svg:stroke-width="0.053cm" svg:stroke-color="#ff0000" draw:marker-start-width="0.279cm" draw:marker-end-width="0.279cm" draw:fill="none" draw:fill-gradient-name="Gradient_20_48" draw:fill-hatch-name="Hatching_20_91" draw:fill-image-name="Bitmap_20_2" draw:textarea-horizontal-align="justify" draw:textarea-vertical-align="middle" draw:auto-grow-height="false" fo:min-height="0.552cm" fo:min-width="3.3cm" fo:padding-top="0.151cm" fo:padding-bottom="0.151cm" fo:padding-left="0.276cm" fo:padding-right="0.276cm" text:animation-delay="P0D"/>
      <style:paragraph-properties fo:text-align="center"/>
      <style:text-properties style:font-name="M+ 1p regular3" fo:font-family="'M+ 1p regular'" style:font-style-name="標準" style:font-pitch="variable" fo:font-size="12pt" style:font-name-asian="M+ 1p regular3" style:font-family-asian="'M+ 1p regular'" style:font-style-name-asian="標準" style:font-pitch-asian="variable" style:font-size-asian="12pt"/>
    </style:style>
    <style:style style:name="_2605_10緑地半透明" style:display-name="★10緑地半透明" style:family="graphic" style:parent-style-name="_2605_吹き出し12白文字緑地">
      <style:graphic-properties draw:stroke="solid" svg:stroke-width="0.035cm" svg:stroke-color="#006400" draw:marker-start-width="0.252cm" draw:marker-end-width="0.252cm" draw:fill="gradient" draw:fill-gradient-name="gradient" draw:gradient-step-count="0" draw:opacity="70%" fo:min-height="1.94cm" fo:min-width="3.17cm" fo:padding-top="0.142cm" fo:padding-bottom="0.142cm" fo:padding-left="0.267cm" fo:padding-right="0.267cm" draw:shadow-opacity="70%"/>
      <style:text-properties fo:color="#ffffff" loext:opacity="100%" style:font-name="M+ 1p medium3" fo:font-family="'M+ 1p medium'" style:font-pitch="variable" fo:font-size="10pt" fo:font-weight="normal" style:font-name-asian="M+ 1p medium3" style:font-family-asian="'M+ 1p medium'" style:font-pitch-asian="variable" style:font-size-asian="10pt" style:font-weight-asian="normal" style:font-size-complex="10pt" style:font-weight-complex="normal"/>
    </style:style>
    <style:style style:name="_2605_8緑地半透明" style:display-name="★8緑地半透明" style:family="graphic" style:parent-style-name="_2605_10緑地半透明">
      <style:graphic-properties fo:min-height="1.754cm" fo:min-width="4.282cm"/>
      <style:text-properties fo:font-size="8pt" fo:font-weight="normal" style:font-size-asian="8pt" style:font-weight-asian="normal" style:font-size-complex="10pt"/>
    </style:style>
    <style:style style:name="_2605_青枠" style:display-name="★青枠" style:family="graphic" style:parent-style-name="_2605_赤枠">
      <style:graphic-properties svg:stroke-color="#0000ff" fo:min-height="1.032cm" fo:min-width="0.339cm"/>
    </style:style>
    <style:style style:name="_2605_10青字半透明" style:display-name="★10青字半透明" style:family="graphic" style:parent-style-name="_2605_10緑地半透明">
      <style:graphic-properties draw:stroke="none" svg:stroke-color="#006400" draw:fill="solid" draw:fill-color="#0000ff"/>
    </style:style>
    <style:style style:name="_2605_20タイトル黒" style:display-name="★20タイトル黒" style:family="graphic" style:parent-style-name="_2605_20タイトル赤">
      <style:graphic-properties text:animation-delay="P0D"/>
      <style:text-properties fo:color="#000000" loext:opacity="100%" fo:text-shadow="1pt 1pt" style:font-relief="none"/>
    </style:style>
    <style:style style:name="_2605_20テキスト黒" style:display-name="★20テキスト黒" style:family="graphic" style:parent-style-name="_2605_20タイトル黒">
      <style:graphic-properties svg:stroke-color="#000000" draw:fill="none" draw:auto-grow-height="false" draw:auto-grow-width="false" fo:max-height="0cm" fo:wrap-option="wrap" text:animation-delay="P0D"/>
      <style:paragraph-properties fo:text-align="start"/>
      <style:text-properties fo:text-shadow="none"/>
    </style:style>
    <style:style style:name="_2605_12青枠" style:display-name="★12青枠" style:family="graphic" style:parent-style-name="_2605_赤枠">
      <style:graphic-properties draw:stroke-dash="Dashed_20__28_var_29__20_1" svg:stroke-color="#0000ff" draw:fill-gradient-name="Gradient_20_48" draw:fill-hatch-name="Hatching_20_91" draw:fill-image-name="Bitmap_20_2" fo:min-height="1.729cm" fo:min-width="0.576cm" text:animation-delay="P0D"/>
      <style:text-properties style:font-name="M+ 1p regular3" fo:font-family="'M+ 1p regular'" style:font-style-name="標準" style:font-pitch="variable" fo:font-size="12pt" style:font-name-asian="M+ 1p regular3" style:font-family-asian="'M+ 1p regular'" style:font-style-name-asian="標準" style:font-pitch-asian="variable" style:font-size-asian="12pt"/>
    </style:style>
    <style:style style:name="書式なし_20__28_文字_29_" style:display-name="書式なし (文字)" style:family="graphic">
      <style:paragraph-properties style:text-autospace="none"/>
      <style:text-properties style:font-name="ＭＳ ゴシック" fo:font-family="'ＭＳ ゴシック'" style:font-family-generic="roman" style:font-pitch="variable" style:font-name-asian="ＭＳ ゴシック1" style:font-family-asian="'ＭＳ ゴシック'" style:font-pitch-asian="variable" style:font-name-complex="ＭＳ ゴシック" style:font-family-complex="'ＭＳ ゴシック'" style:font-family-generic-complex="roman" style:font-pitch-complex="variable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脚注参照番号" style:family="graphic">
      <style:paragraph-properties style:text-autospace="none"/>
      <style:text-properties style:text-position="super 58%"/>
    </style:style>
    <style:style style:name="脚注文字列_20__28_文字_29_" style:display-name="脚注文字列 (文字)" style:family="graphic">
      <style:paragraph-properties style:text-autospace="none"/>
      <style:text-properties fo:font-size="10.5pt" style:letter-kerning="tru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フッター_20__28_文字_29_" style:display-name="フッター (文字)" style:family="graphic">
      <style:paragraph-properties style:text-autospace="none"/>
      <style:text-properties fo:font-size="10.5pt" style:letter-kerning="true"/>
    </style:style>
    <style:style style:name="ヘッダー_20__28_文字_29_" style:display-name="ヘッダー (文字)" style:family="graphic">
      <style:paragraph-properties style:text-autospace="none"/>
      <style:text-properties fo:font-size="10.5pt" style:letter-kerning="true"/>
    </style:style>
    <style:style style:name="page_20_number" style:display-name="page number" style:family="graphic">
      <style:paragraph-properties style:text-autospace="none"/>
    </style:style>
    <style:style style:name="Default" style:family="graphic">
      <style:paragraph-properties fo:margin-top="0cm" fo:margin-bottom="0cm" fo:text-align="start" style:text-autospace="none" style:writing-mode="lr-tb"/>
      <style:text-properties fo:color="#000000" loext:opacity="100%" style:font-name="MS" fo:font-family="MS" style:font-family-generic="roman" style:font-pitch="variable" fo:font-size="12pt" fo:language="en" fo:country="US" style:font-name-asian="MS1" style:font-family-asian="MS" style:font-pitch-asian="variable" style:font-size-asian="12pt" style:language-asian="ja" style:country-asian="JP" style:font-name-complex="MS" style:font-family-complex="MS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2.614cm" fo:margin-right="0cm" fo:margin-top="0cm" fo:margin-bottom="0cm" fo:text-align="justify" fo:text-indent="0cm" style:text-autospace="none" style:writing-mode="lr-tb"/>
      <style:text-properties style:font-name="Arial2" fo:font-family="Arial" style:font-family-generic="roman" style:font-pitch="variable" fo:font-size="10.5pt" style:letter-kerning="false" style:font-name-asian="ＭＳ Ｐゴシック1" style:font-family-asian="'ＭＳ Ｐゴシック'" style:font-pitch-asian="variable" style:font-size-asian="10.5pt" style:font-name-complex="Arial2" style:font-family-complex="Arial" style:font-family-generic-complex="roman" style:font-pitch-complex="variable" style:font-size-complex="10.5pt"/>
    </style:style>
    <style:style style:name="脚注" style:family="graphic">
      <style:paragraph-properties fo:margin-top="0cm" fo:margin-bottom="0cm" fo:text-align="start" style:text-autospace="none" style:writing-mode="lr-tb"/>
      <style:text-properties fo:font-size="10.5pt" style:letter-kerning="true" style:font-size-asian="10.5pt" style:font-size-complex="10.5pt"/>
    </style:style>
    <style:style style:name="インデント" style:family="graphic">
      <style:paragraph-properties fo:margin-left="1.307cm" fo:margin-right="0cm" fo:margin-top="0cm" fo:margin-bottom="0cm" fo:text-align="justify" fo:text-indent="-1.307cm" style:text-autospace="none" style:writing-mode="lr-tb"/>
      <style:text-properties fo:font-size="10.5pt" style:letter-kerning="true" style:font-size-asian="10.5pt" style:font-size-complex="10.5pt"/>
    </style:style>
    <style:style style:name="Closing" style:family="graphic">
      <style:paragraph-properties fo:margin-top="0cm" fo:margin-bottom="0cm" fo:text-align="end" style:text-autospace="none" style:writing-mode="lr-tb"/>
      <style:text-properties fo:font-size="10.5pt" style:letter-kerning="true" style:font-size-asian="10.5pt" style:font-size-complex="10.5pt"/>
    </style:style>
    <style:style style:name="ヘッダーとフッター" style:family="graphic">
      <style:paragraph-properties fo:margin-top="0cm" fo:margin-bottom="0cm" fo:text-align="justify" style:text-autospace="none" style:writing-mode="lr-tb"/>
      <style:text-properties fo:font-size="10.5pt" style:letter-kerning="true" style:font-size-asian="10.5pt" style:font-size-complex="10.5pt"/>
    </style:style>
    <style:style style:name="Body_20_Text_20_Indent_20_3" style:display-name="Body Text Indent 3" style:family="graphic">
      <style:paragraph-properties fo:margin-left="1.633cm" fo:margin-right="0cm" fo:margin-top="0cm" fo:margin-bottom="0cm" fo:text-align="justify" fo:text-indent="-0.326cm" style:text-autospace="none" style:writing-mode="lr-tb"/>
      <style:text-properties fo:font-size="10.5pt" style:letter-kerning="true" style:font-size-asian="10.5pt" style:font-size-complex="10.5pt"/>
    </style:style>
    <style:style style:name="Body_20_Text_20_Indent_20_2" style:display-name="Body Text Indent 2" style:family="graphic">
      <style:paragraph-properties fo:margin-left="1.96cm" fo:margin-right="0cm" fo:margin-top="0cm" fo:margin-bottom="0cm" fo:text-align="justify" fo:text-indent="0cm" style:text-autospace="none" style:writing-mode="lr-tb"/>
      <style:text-properties fo:font-size="10.5pt" style:letter-kerning="true" style:font-size-asian="10.5pt" style:font-size-complex="10.5pt"/>
    </style:style>
    <style:style style:name="Document_20_Map" style:display-name="Document Map" style:family="graphic">
      <style:paragraph-properties fo:margin-top="0cm" fo:margin-bottom="0cm" fo:text-align="justify" style:text-autospace="none" style:writing-mode="lr-tb"/>
      <style:text-properties style:font-name="Arial2" fo:font-family="Arial" style:font-family-generic="roman" style:font-pitch="variable" fo:font-size="10.5pt" style:letter-kerning="true" style:font-name-asian="ＭＳ ゴシック1" style:font-family-asian="'ＭＳ ゴシック'" style:font-pitch-asian="variable" style:font-size-asian="10.5pt" style:font-name-complex="Arial2" style:font-family-complex="Arial" style:font-family-generic-complex="roman" style:font-pitch-complex="variable" style:font-size-complex="10.5pt"/>
    </style:style>
    <style:style style:name="見出し" style:family="graphic">
      <style:paragraph-properties fo:margin-top="0.746cm" fo:margin-bottom="0.374cm" fo:text-align="justify" style:text-autospace="none" style:writing-mode="lr-tb"/>
      <style:text-properties style:font-name="Liberation Sans1" fo:font-family="'Liberation Sans', Arial" style:font-family-generic="swiss" style:font-pitch="variable" fo:font-size="14pt" style:letter-kerning="true" style:font-name-asian="Noto Sans CJK JP" style:font-family-asian="'Noto Sans CJK JP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波動解析テンプレート-background" style:family="presentation">
      <style:graphic-properties draw:stroke="none" draw:fill="none"/>
      <style:text-properties style:letter-kerning="true"/>
    </style:style>
    <style:style style:name="波動解析テンプレー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波動解析テンプレート-notes" style:family="presentation">
      <style:graphic-properties draw:stroke="none" draw:fill="none">
        <text:list-style style:name="波動解析テンプレート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波動解析テンプレート-outline1" style:family="presentation">
      <style:graphic-properties draw:stroke="none" draw:fill="none">
        <text:list-style style:name="波動解析テンプレー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波動解析テンプレート-outline2" style:family="presentation" style:parent-style-name="波動解析テンプレート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波動解析テンプレート-outline3" style:family="presentation" style:parent-style-name="波動解析テンプレート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波動解析テンプレート-outline4" style:family="presentation" style:parent-style-name="波動解析テンプレート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波動解析テンプレート-outline5" style:family="presentation" style:parent-style-name="波動解析テンプレート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波動解析テンプレート-outline6" style:family="presentation" style:parent-style-name="波動解析テンプレート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波動解析テンプレート-outline7" style:family="presentation" style:parent-style-name="波動解析テンプレート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波動解析テンプレート-outline8" style:family="presentation" style:parent-style-name="波動解析テンプレート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波動解析テンプレート-outline9" style:family="presentation" style:parent-style-name="波動解析テンプレート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波動解析テンプレート-subtitle" style:family="presentation">
      <style:graphic-properties draw:stroke="none" draw:fill="none" draw:textarea-vertical-align="middle">
        <text:list-style style:name="波動解析テンプレー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波動解析テンプレート-title" style:family="presentation">
      <style:graphic-properties draw:stroke="none" draw:fill="none" draw:textarea-vertical-align="middle">
        <text:list-style style:name="波動解析テンプレー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6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じゅんスライドテンプレート-background" style:family="presentation">
      <style:graphic-properties draw:stroke="none" draw:fill="none"/>
      <style:text-properties style:letter-kerning="true"/>
    </style:style>
    <style:style style:name="じゅんスライドテンプレー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じゅんスライドテンプレート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じゅんスライドテンプレート-outline1" style:family="presentation">
      <style:graphic-properties draw:stroke="none" draw:fill="none" draw:auto-grow-height="false" draw:fit-to-size="false" style:shrink-to-fit="true">
        <text:list-style style:name="じゅんスライドテンプレート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fo:color="#333333" loext:opacity="100%" style:text-outline="false" style:text-line-through-style="none" style:text-line-through-type="none" style:font-name="M+ 1p regular" fo:font-family="'M+ 1p regular'" style:font-pitch="variable" fo:font-size="28pt" fo:language="en" fo:country="US" fo:font-style="normal" fo:text-shadow="none" style:text-underline-style="none" fo:font-weight="normal" style:letter-kerning="true" style:font-name-asian="M+ 1p regular" style:font-family-asian="'M+ 1p regular'" style:font-pitch-asian="variable" style:font-size-asian="28pt" style:language-asian="ja" style:country-asian="JP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じゅんスライドテンプレート-outline2" style:family="presentation" style:parent-style-name="じゅんスライドテンプレート-outline1">
      <style:paragraph-properties fo:margin-left="0cm" fo:margin-right="0cm" fo:margin-top="0cm" fo:margin-bottom="0cm" fo:text-indent="0cm"/>
      <style:text-properties fo:color="#333333" loext:opacity="100%" style:font-name="Liberation Sans" fo:font-family="'Liberation Sans'" style:font-family-generic="swiss" style:font-pitch="variable" fo:font-size="28pt"/>
    </style:style>
    <style:style style:name="じゅんスライドテンプレート-outline3" style:family="presentation" style:parent-style-name="じゅんスライドテンプレート-outline2">
      <style:paragraph-properties fo:margin-left="0cm" fo:margin-right="0cm" fo:margin-top="0cm" fo:margin-bottom="0cm" fo:text-indent="0cm"/>
      <style:text-properties fo:color="#333333" loext:opacity="100%" style:font-name="Liberation Sans" fo:font-family="'Liberation Sans'" style:font-family-generic="swiss" style:font-pitch="variable" fo:font-size="28pt"/>
    </style:style>
    <style:style style:name="じゅんスライドテンプレート-outline4" style:family="presentation" style:parent-style-name="じゅんスライドテンプレート-outline3">
      <style:paragraph-properties fo:margin-left="0cm" fo:margin-right="0cm" fo:margin-top="0cm" fo:margin-bottom="0.2cm" fo:text-indent="0cm"/>
      <style:text-properties fo:color="#333333" loext:opacity="100%" style:font-name="Liberation Sans" fo:font-family="'Liberation Sans'" style:font-family-generic="swiss" style:font-pitch="variable" fo:font-size="28pt"/>
    </style:style>
    <style:style style:name="じゅんスライドテンプレート-outline5" style:family="presentation" style:parent-style-name="じゅんスライドテンプレート-outline4">
      <style:paragraph-properties fo:margin-left="0cm" fo:margin-right="0cm" fo:margin-top="0cm" fo:margin-bottom="0.1cm" fo:text-indent="0cm"/>
      <style:text-properties fo:color="#333333" loext:opacity="100%" style:font-name="Liberation Sans" fo:font-family="'Liberation Sans'" style:font-family-generic="swiss" style:font-pitch="variable" fo:font-size="28pt"/>
    </style:style>
    <style:style style:name="じゅんスライドテンプレート-outline6" style:family="presentation" style:parent-style-name="じゅんスライドテンプレート-outline5">
      <style:paragraph-properties fo:margin-left="0cm" fo:margin-right="0cm" fo:margin-top="0cm" fo:margin-bottom="0.1cm" fo:text-indent="0cm"/>
      <style:text-properties fo:color="#333333" loext:opacity="100%" style:font-name="Liberation Sans" fo:font-family="'Liberation Sans'" style:font-family-generic="swiss" style:font-pitch="variable" fo:font-size="28pt"/>
    </style:style>
    <style:style style:name="じゅんスライドテンプレート-outline7" style:family="presentation" style:parent-style-name="じゅんスライドテンプレート-outline6">
      <style:paragraph-properties fo:margin-left="0cm" fo:margin-right="0cm" fo:margin-top="0cm" fo:margin-bottom="0.1cm" fo:text-indent="0cm"/>
      <style:text-properties fo:color="#333333" loext:opacity="100%" style:font-name="Liberation Sans" fo:font-family="'Liberation Sans'" style:font-family-generic="swiss" style:font-pitch="variable" fo:font-size="28pt"/>
    </style:style>
    <style:style style:name="じゅんスライドテンプレート-outline8" style:family="presentation" style:parent-style-name="じゅんスライドテンプレート-outline7">
      <style:paragraph-properties fo:margin-left="0cm" fo:margin-right="0cm" fo:margin-top="0cm" fo:margin-bottom="0.098cm" fo:text-indent="0cm"/>
      <style:text-properties fo:font-size="28pt"/>
    </style:style>
    <style:style style:name="じゅんスライドテンプレート-outline9" style:family="presentation" style:parent-style-name="じゅんスライドテンプレート-outline8">
      <style:paragraph-properties fo:margin-left="0cm" fo:margin-right="0cm" fo:margin-top="0cm" fo:margin-bottom="0.098cm" fo:text-indent="0cm"/>
      <style:text-properties fo:font-size="28pt"/>
    </style:style>
    <style:style style:name="じゅんスライドテンプレート-subtitle" style:family="presentation">
      <style:graphic-properties draw:stroke="none" draw:fill="none" draw:textarea-vertical-align="middle">
        <text:list-style style:name="じゅんスライドテンプレート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じゅんスライドテンプレート-title" style:family="presentation">
      <style:graphic-properties draw:stroke="none" draw:fill="none" draw:textarea-vertical-align="middle">
        <text:list-style style:name="じゅんスライドテンプレート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M+ 1p medium2" fo:font-family="'M+ 1p medium'" style:font-style-name="medium" style:font-pitch="variable" fo:font-size="28pt" fo:font-style="normal" fo:text-shadow="none" style:text-underline-style="none" fo:font-weight="normal" style:letter-kerning="true" style:font-name-asian="M+ 1p medium2" style:font-family-asian="'M+ 1p medium'" style:font-style-name-asian="mediu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 style:list-style-name="ML5">
      <style:graphic-properties draw:stroke="none" svg:stroke-width="0cm" draw:fill="gradient" draw:fill-gradient-name="Gradient_20_2" draw:textarea-vertical-align="middle" draw:auto-grow-height="false" draw:fit-to-size="false" style:shrink-to-fit="false" fo:min-height="3.151cm" fo:min-width="27.001cm" fo:padding-top="0.125cm" fo:padding-bottom="0.125cm" fo:padding-left="0.5cm" fo:padding-right="0.5cm" fo:wrap-option="no-wrap"/>
    </style:style>
    <style:style style:name="Mgr4" style:family="graphic" style:parent-style-name="_2605_ページ番号">
      <style:graphic-properties fo:min-height="0.886cm" fo:min-width="2.944cm"/>
      <style:paragraph-properties style:writing-mode="lr-tb"/>
    </style:style>
    <style:style style:name="Mpr1" style:family="presentation" style:parent-style-name="波動解析テンプレート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波動解析テンプレート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波動解析テンプレート-backgroundobjects">
      <style:graphic-properties draw:stroke="none" draw:fill="gradient" draw:fill-gradient-name="Linear_20_blue_2f_white" draw:textarea-horizontal-align="center" draw:textarea-vertical-align="middle"/>
    </style:style>
    <style:style style:name="Mpr4" style:family="presentation" style:parent-style-name="波動解析テンプレート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波動解析テンプレート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じゅんスライドテンプレート-title">
      <style:graphic-properties draw:auto-grow-height="false" fo:min-height="3.507cm"/>
      <style:paragraph-properties style:writing-mode="lr-tb"/>
    </style:style>
    <style:style style:name="Mpr7" style:family="presentation" style:parent-style-name="じゅんスライドテンプレート-outline1">
      <style:graphic-properties fo:min-height="12.18cm"/>
      <style:paragraph-properties style:writing-mode="lr-tb"/>
    </style:style>
    <style:style style:name="Mpr8" style:family="presentation" style:parent-style-name="じゅんスライドテンプレート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じゅんスライドテンプレート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gradient" draw:fill-gradient-name="Linear_20_blue_2f_white"/>
      <style:paragraph-properties fo:text-align="center"/>
    </style:style>
    <style:style style:name="MP10" style:family="paragraph">
      <loext:graphic-properties draw:fill="gradient" draw:fill-gradient-name="Gradient_20_2"/>
      <style:paragraph-properties fo:margin-top="0cm" fo:margin-bottom="0cm" fo:line-height="100%" fo:text-align="start" style:writing-mode="lr-tb" style:font-independent-line-spacing="true"/>
      <style:text-properties fo:font-size="28pt"/>
    </style:style>
    <style:style style:name="MP11" style:family="paragraph">
      <style:paragraph-properties fo:text-align="end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波動解析テンプレート" style:page-layout-name="PM1" draw:style-name="Mdp1">
      <draw:frame presentation:style-name="Mpr1" draw:text-style-name="MP6" draw:layer="backgroundobjects" svg:width="25.199cm" svg:height="1.886cm" svg:x="1.4cm" svg:y="0.3cm" presentation:class="title">
        <draw:text-box>
          <text:p text:style-name="MP5">タイトルテキストの書式を編集</text:p>
        </draw:text-box>
      </draw:frame>
      <draw:frame presentation:style-name="波動解析テンプレート-outline1" draw:layer="backgroundobjects" svg:width="25.199cm" svg:height="12.18cm" svg:x="1.4cm" svg:y="3.14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draw:rect presentation:style-name="Mpr3" draw:text-style-name="MP9" draw:layer="backgroundobjects" svg:width="27.764cm" svg:height="0.422cm" svg:x="0cm" svg:y="2.186cm">
        <text:p/>
      </draw:rect>
      <presentation:notes style:page-layout-name="PM2">
        <draw:page-thumbnail presentation:style-name="波動解析テンプレート-title" draw:layer="backgroundobjects" svg:width="14.848cm" svg:height="11.136cm" svg:x="3.075cm" svg:y="2.257cm" presentation:class="page"/>
        <draw:frame presentation:style-name="波動解析テンプレート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じゅんスライドテンプレート" style:page-layout-name="PM1" draw:style-name="Mdp1">
      <draw:custom-shape draw:name="Rectangle 54" draw:style-name="Mgr3" draw:text-style-name="MP10" draw:layer="backgroundobjects" svg:width="28cm" svg:height="3.4cm" svg:x="0cm" svg:y="-0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6" draw:layer="backgroundobjects" svg:width="26.199cm" svg:height="2.583cm" svg:x="1.001cm" svg:y="0.189cm" presentation:class="title">
        <draw:text-box>
          <text:p>タイトルテキストの書式を編集するにはクリックします。</text:p>
        </draw:text-box>
      </draw:frame>
      <draw:frame presentation:style-name="Mpr7" draw:layer="backgroundobjects" svg:width="24cm" svg:height="14.38cm" svg:x="2cm" svg:y="3.8cm" presentation:class="outline">
        <draw:text-box>
          <text:list text:style-name="ML4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layer="backgroundobjects" svg:width="3.444cm" svg:height="1.136cm" svg:x="24.556cm" svg:y="1.87cm">
        <draw:text-box>
          <text:p text:style-name="MP11"><text:page-number>&lt;番号&gt;</text:page-number></text:p>
        </draw:text-box>
      </draw:frame>
      <presentation:notes style:page-layout-name="PM2">
        <office:forms form:automatic-focus="false" form:apply-design-mode="false"/>
        <draw:page-thumbnail presentation:style-name="じゅんスライドテンプレート-title" draw:layer="backgroundobjects" svg:width="14.848cm" svg:height="11.136cm" svg:x="3.075cm" svg:y="2.257cm" presentation:class="page"/>
        <draw:frame presentation:style-name="じゅんスライドテンプレート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8a45595d069ef5570103caea1b71cc9d82b2aae4</meta:generator>
    <meta:creation-date>2021-06-22T12:17:24.927926291</meta:creation-date>
    <meta:editing-cycles>3</meta:editing-cycles>
    <meta:editing-duration>PT9M42S</meta:editing-duration>
    <dc:title>じゅん講義用テンプレート2019</dc:title>
    <meta:initial-creator>IYAMA Jun</meta:initial-creator>
    <dc:date>2021-06-22T14:30:18.416496372</dc:date>
    <dc:creator>IYAMA Jun</dc:creator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